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04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PQS_worst_m" table:style-name="ta1">
        <table:shapes>
          <draw:frame draw:z-index="0" draw:style-name="gr1" draw:text-style-name="P1" svg:width="18.871cm" svg:height="10.28cm" svg:x="23.52cm" svg:y="0cm">
            <draw:object draw:notify-on-update-of-ranges="DPQS_worst_m.A1:DPQS_worst_m.A1 DPQS_worst_m.A2:DPQS_worst_m.A101 DPQS_worst_m.B1:DPQS_worst_m.B1 DPQS_worst_m.B2:DPQS_worst_m.B101 DPQS_worst_m.G1:DPQS_worst_m.G1 DPQS_worst_m.G2:DPQS_worst_m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.779cm" svg:height="10.28cm" svg:x="23.571cm" svg:y="10.519cm">
            <draw:object draw:notify-on-update-of-ranges="DPQS_worst_m.A1:DPQS_worst_m.A1 DPQS_worst_m.A2:DPQS_worst_m.A101 DPQS_worst_m.D1:DPQS_worst_m.D1 DPQS_worst_m.D2:DPQS_worst_m.D101 DPQS_worst_m.I1:DPQS_worst_m.I1 DPQS_worst_m.I2:DPQS_worst_m.I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orównania_dpqs</text:p>
          </table:table-cell>
          <table:table-cell office:value-type="string" calcext:value-type="string">
            <text:p>przestawienia_dpqs</text:p>
          </table:table-cell>
          <table:table-cell office:value-type="string" calcext:value-type="string">
            <text:p>czas_dpq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orównania_dpqss</text:p>
          </table:table-cell>
          <table:table-cell office:value-type="string" calcext:value-type="string">
            <text:p>przestawienia_dpqss</text:p>
          </table:table-cell>
          <table:table-cell office:value-type="string" calcext:value-type="string">
            <text:p>czas_dpqs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float" office:value="5101" calcext:value-type="float">
            <text:p>5101</text:p>
          </table:table-cell>
          <table:table-cell office:value-type="float" office:value="0.013" calcext:value-type="float">
            <text:p>0,01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5157" calcext:value-type="float">
            <text:p>5157</text:p>
          </table:table-cell>
          <table:table-cell office:value-type="float" office:value="6322" calcext:value-type="float">
            <text:p>6322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00" calcext:value-type="float">
            <text:p>900</text:p>
          </table:table-cell>
          <table:table-cell office:value-type="float" office:value="20201" calcext:value-type="float">
            <text:p>20201</text:p>
          </table:table-cell>
          <table:table-cell office:value-type="float" office:value="0.045" calcext:value-type="float">
            <text:p>0,04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294" calcext:value-type="float">
            <text:p>12294</text:p>
          </table:table-cell>
          <table:table-cell office:value-type="float" office:value="15266" calcext:value-type="float">
            <text:p>15266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350" calcext:value-type="float">
            <text:p>1350</text:p>
          </table:table-cell>
          <table:table-cell office:value-type="float" office:value="45301" calcext:value-type="float">
            <text:p>45301</text:p>
          </table:table-cell>
          <table:table-cell office:value-type="float" office:value="0.117" calcext:value-type="float">
            <text:p>0,11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1966" calcext:value-type="float">
            <text:p>21966</text:p>
          </table:table-cell>
          <table:table-cell office:value-type="float" office:value="27781" calcext:value-type="float">
            <text:p>27781</text:p>
          </table:table-cell>
          <table:table-cell office:value-type="float" office:value="0.211" calcext:value-type="float">
            <text:p>0,2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00" calcext:value-type="float">
            <text:p>1800</text:p>
          </table:table-cell>
          <table:table-cell office:value-type="float" office:value="80401" calcext:value-type="float">
            <text:p>80401</text:p>
          </table:table-cell>
          <table:table-cell office:value-type="float" office:value="0.157" calcext:value-type="float">
            <text:p>0,1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0228" calcext:value-type="float">
            <text:p>30228</text:p>
          </table:table-cell>
          <table:table-cell office:value-type="float" office:value="38311" calcext:value-type="float">
            <text:p>38311</text:p>
          </table:table-cell>
          <table:table-cell office:value-type="float" office:value="0.181" calcext:value-type="float">
            <text:p>0,1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250" calcext:value-type="float">
            <text:p>2250</text:p>
          </table:table-cell>
          <table:table-cell office:value-type="float" office:value="125501" calcext:value-type="float">
            <text:p>125501</text:p>
          </table:table-cell>
          <table:table-cell office:value-type="float" office:value="0.235" calcext:value-type="float">
            <text:p>0,23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39225" calcext:value-type="float">
            <text:p>39225</text:p>
          </table:table-cell>
          <table:table-cell office:value-type="float" office:value="49865" calcext:value-type="float">
            <text:p>49865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700" calcext:value-type="float">
            <text:p>2700</text:p>
          </table:table-cell>
          <table:table-cell office:value-type="float" office:value="180601" calcext:value-type="float">
            <text:p>180601</text:p>
          </table:table-cell>
          <table:table-cell office:value-type="float" office:value="0.401" calcext:value-type="float">
            <text:p>0,401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50289" calcext:value-type="float">
            <text:p>50289</text:p>
          </table:table-cell>
          <table:table-cell office:value-type="float" office:value="64106" calcext:value-type="float">
            <text:p>64106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150" calcext:value-type="float">
            <text:p>3150</text:p>
          </table:table-cell>
          <table:table-cell office:value-type="float" office:value="245701" calcext:value-type="float">
            <text:p>245701</text:p>
          </table:table-cell>
          <table:table-cell office:value-type="float" office:value="0.476" calcext:value-type="float">
            <text:p>0,476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58548" calcext:value-type="float">
            <text:p>58548</text:p>
          </table:table-cell>
          <table:table-cell office:value-type="float" office:value="74984" calcext:value-type="float">
            <text:p>74984</text:p>
          </table:table-cell>
          <table:table-cell office:value-type="float" office:value="0.314" calcext:value-type="float">
            <text:p>0,31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600" calcext:value-type="float">
            <text:p>3600</text:p>
          </table:table-cell>
          <table:table-cell office:value-type="float" office:value="320801" calcext:value-type="float">
            <text:p>320801</text:p>
          </table:table-cell>
          <table:table-cell office:value-type="float" office:value="0.749" calcext:value-type="float">
            <text:p>0,749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69087" calcext:value-type="float">
            <text:p>69087</text:p>
          </table:table-cell>
          <table:table-cell office:value-type="float" office:value="88536" calcext:value-type="float">
            <text:p>88536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050" calcext:value-type="float">
            <text:p>4050</text:p>
          </table:table-cell>
          <table:table-cell office:value-type="float" office:value="405901" calcext:value-type="float">
            <text:p>405901</text:p>
          </table:table-cell>
          <table:table-cell office:value-type="float" office:value="0.75" calcext:value-type="float">
            <text:p>0,75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79425" calcext:value-type="float">
            <text:p>79425</text:p>
          </table:table-cell>
          <table:table-cell office:value-type="float" office:value="102475" calcext:value-type="float">
            <text:p>102475</text:p>
          </table:table-cell>
          <table:table-cell office:value-type="float" office:value="0.459" calcext:value-type="float">
            <text:p>0,459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00" calcext:value-type="float">
            <text:p>4500</text:p>
          </table:table-cell>
          <table:table-cell office:value-type="float" office:value="501001" calcext:value-type="float">
            <text:p>501001</text:p>
          </table:table-cell>
          <table:table-cell office:value-type="float" office:value="0.945" calcext:value-type="float">
            <text:p>0,94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90165" calcext:value-type="float">
            <text:p>90165</text:p>
          </table:table-cell>
          <table:table-cell office:value-type="float" office:value="116014" calcext:value-type="float">
            <text:p>116014</text:p>
          </table:table-cell>
          <table:table-cell office:value-type="float" office:value="0.557" calcext:value-type="float">
            <text:p>0,55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950" calcext:value-type="float">
            <text:p>4950</text:p>
          </table:table-cell>
          <table:table-cell office:value-type="float" office:value="606101" calcext:value-type="float">
            <text:p>606101</text:p>
          </table:table-cell>
          <table:table-cell office:value-type="float" office:value="1.066" calcext:value-type="float">
            <text:p>1,066</text:p>
          </table:table-cell>
          <table:table-cell/>
          <table:table-cell office:value-type="float" office:value="1100" calcext:value-type="float">
            <text:p>1100</text:p>
          </table:table-cell>
          <table:table-cell office:value-type="float" office:value="102525" calcext:value-type="float">
            <text:p>102525</text:p>
          </table:table-cell>
          <table:table-cell office:value-type="float" office:value="131383" calcext:value-type="float">
            <text:p>131383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400" calcext:value-type="float">
            <text:p>5400</text:p>
          </table:table-cell>
          <table:table-cell office:value-type="float" office:value="721201" calcext:value-type="float">
            <text:p>721201</text:p>
          </table:table-cell>
          <table:table-cell office:value-type="float" office:value="1.567" calcext:value-type="float">
            <text:p>1,5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12302" calcext:value-type="float">
            <text:p>112302</text:p>
          </table:table-cell>
          <table:table-cell office:value-type="float" office:value="144757" calcext:value-type="float">
            <text:p>144757</text:p>
          </table:table-cell>
          <table:table-cell office:value-type="float" office:value="0.621" calcext:value-type="float">
            <text:p>0,62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850" calcext:value-type="float">
            <text:p>5850</text:p>
          </table:table-cell>
          <table:table-cell office:value-type="float" office:value="846301" calcext:value-type="float">
            <text:p>846301</text:p>
          </table:table-cell>
          <table:table-cell office:value-type="float" office:value="1.498" calcext:value-type="float">
            <text:p>1,498</text:p>
          </table:table-cell>
          <table:table-cell/>
          <table:table-cell office:value-type="float" office:value="1300" calcext:value-type="float">
            <text:p>1300</text:p>
          </table:table-cell>
          <table:table-cell office:value-type="float" office:value="125988" calcext:value-type="float">
            <text:p>125988</text:p>
          </table:table-cell>
          <table:table-cell office:value-type="float" office:value="161972" calcext:value-type="float">
            <text:p>161972</text:p>
          </table:table-cell>
          <table:table-cell office:value-type="float" office:value="0.658" calcext:value-type="float">
            <text:p>0,6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6300" calcext:value-type="float">
            <text:p>6300</text:p>
          </table:table-cell>
          <table:table-cell office:value-type="float" office:value="981401" calcext:value-type="float">
            <text:p>981401</text:p>
          </table:table-cell>
          <table:table-cell office:value-type="float" office:value="1.744" calcext:value-type="float">
            <text:p>1,744</text:p>
          </table:table-cell>
          <table:table-cell/>
          <table:table-cell office:value-type="float" office:value="1400" calcext:value-type="float">
            <text:p>1400</text:p>
          </table:table-cell>
          <table:table-cell office:value-type="float" office:value="138033" calcext:value-type="float">
            <text:p>138033</text:p>
          </table:table-cell>
          <table:table-cell office:value-type="float" office:value="178257" calcext:value-type="float">
            <text:p>178257</text:p>
          </table:table-cell>
          <table:table-cell office:value-type="float" office:value="0.785" calcext:value-type="float">
            <text:p>0,78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750" calcext:value-type="float">
            <text:p>6750</text:p>
          </table:table-cell>
          <table:table-cell office:value-type="float" office:value="1126501" calcext:value-type="float">
            <text:p>1126501</text:p>
          </table:table-cell>
          <table:table-cell office:value-type="float" office:value="2.787" calcext:value-type="float">
            <text:p>2,787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148791" calcext:value-type="float">
            <text:p>148791</text:p>
          </table:table-cell>
          <table:table-cell office:value-type="float" office:value="192426" calcext:value-type="float">
            <text:p>192426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7200" calcext:value-type="float">
            <text:p>7200</text:p>
          </table:table-cell>
          <table:table-cell office:value-type="float" office:value="1281601" calcext:value-type="float">
            <text:p>1281601</text:p>
          </table:table-cell>
          <table:table-cell office:value-type="float" office:value="2.486" calcext:value-type="float">
            <text:p>2,486</text:p>
          </table:table-cell>
          <table:table-cell/>
          <table:table-cell office:value-type="float" office:value="1600" calcext:value-type="float">
            <text:p>1600</text:p>
          </table:table-cell>
          <table:table-cell office:value-type="float" office:value="158640" calcext:value-type="float">
            <text:p>158640</text:p>
          </table:table-cell>
          <table:table-cell office:value-type="float" office:value="206217" calcext:value-type="float">
            <text:p>206217</text:p>
          </table:table-cell>
          <table:table-cell office:value-type="float" office:value="1.073" calcext:value-type="float">
            <text:p>1,073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650" calcext:value-type="float">
            <text:p>7650</text:p>
          </table:table-cell>
          <table:table-cell office:value-type="float" office:value="1446701" calcext:value-type="float">
            <text:p>1446701</text:p>
          </table:table-cell>
          <table:table-cell office:value-type="float" office:value="2.449" calcext:value-type="float">
            <text:p>2,449</text:p>
          </table:table-cell>
          <table:table-cell/>
          <table:table-cell office:value-type="float" office:value="1700" calcext:value-type="float">
            <text:p>1700</text:p>
          </table:table-cell>
          <table:table-cell office:value-type="float" office:value="170547" calcext:value-type="float">
            <text:p>170547</text:p>
          </table:table-cell>
          <table:table-cell office:value-type="float" office:value="220883" calcext:value-type="float">
            <text:p>220883</text:p>
          </table:table-cell>
          <table:table-cell office:value-type="float" office:value="0.902" calcext:value-type="float">
            <text:p>0,90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100" calcext:value-type="float">
            <text:p>8100</text:p>
          </table:table-cell>
          <table:table-cell office:value-type="float" office:value="1621801" calcext:value-type="float">
            <text:p>1621801</text:p>
          </table:table-cell>
          <table:table-cell office:value-type="float" office:value="2.872" calcext:value-type="float">
            <text:p>2,872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180276" calcext:value-type="float">
            <text:p>180276</text:p>
          </table:table-cell>
          <table:table-cell office:value-type="float" office:value="233836" calcext:value-type="float">
            <text:p>233836</text:p>
          </table:table-cell>
          <table:table-cell office:value-type="float" office:value="0.944" calcext:value-type="float">
            <text:p>0,94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8550" calcext:value-type="float">
            <text:p>8550</text:p>
          </table:table-cell>
          <table:table-cell office:value-type="float" office:value="1806901" calcext:value-type="float">
            <text:p>1806901</text:p>
          </table:table-cell>
          <table:table-cell office:value-type="float" office:value="3.252" calcext:value-type="float">
            <text:p>3,252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float" office:value="194571" calcext:value-type="float">
            <text:p>194571</text:p>
          </table:table-cell>
          <table:table-cell office:value-type="float" office:value="253622" calcext:value-type="float">
            <text:p>253622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00" calcext:value-type="float">
            <text:p>9000</text:p>
          </table:table-cell>
          <table:table-cell office:value-type="float" office:value="2002001" calcext:value-type="float">
            <text:p>2002001</text:p>
          </table:table-cell>
          <table:table-cell office:value-type="float" office:value="3.586" calcext:value-type="float">
            <text:p>3,586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4732" calcext:value-type="float">
            <text:p>204732</text:p>
          </table:table-cell>
          <table:table-cell office:value-type="float" office:value="265316" calcext:value-type="float">
            <text:p>265316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9450" calcext:value-type="float">
            <text:p>9450</text:p>
          </table:table-cell>
          <table:table-cell office:value-type="float" office:value="2207101" calcext:value-type="float">
            <text:p>2207101</text:p>
          </table:table-cell>
          <table:table-cell office:value-type="float" office:value="4.143" calcext:value-type="float">
            <text:p>4,143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float" office:value="217461" calcext:value-type="float">
            <text:p>217461</text:p>
          </table:table-cell>
          <table:table-cell office:value-type="float" office:value="282514" calcext:value-type="float">
            <text:p>282514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9900" calcext:value-type="float">
            <text:p>9900</text:p>
          </table:table-cell>
          <table:table-cell office:value-type="float" office:value="2422201" calcext:value-type="float">
            <text:p>2422201</text:p>
          </table:table-cell>
          <table:table-cell office:value-type="float" office:value="4.681" calcext:value-type="float">
            <text:p>4,681</text:p>
          </table:table-cell>
          <table:table-cell/>
          <table:table-cell office:value-type="float" office:value="2200" calcext:value-type="float">
            <text:p>2200</text:p>
          </table:table-cell>
          <table:table-cell office:value-type="float" office:value="229836" calcext:value-type="float">
            <text:p>229836</text:p>
          </table:table-cell>
          <table:table-cell office:value-type="float" office:value="297843" calcext:value-type="float">
            <text:p>297843</text:p>
          </table:table-cell>
          <table:table-cell office:value-type="float" office:value="1.186" calcext:value-type="float">
            <text:p>1,18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0350" calcext:value-type="float">
            <text:p>10350</text:p>
          </table:table-cell>
          <table:table-cell office:value-type="float" office:value="2647301" calcext:value-type="float">
            <text:p>2647301</text:p>
          </table:table-cell>
          <table:table-cell office:value-type="float" office:value="4.657" calcext:value-type="float">
            <text:p>4,657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float" office:value="248214" calcext:value-type="float">
            <text:p>248214</text:p>
          </table:table-cell>
          <table:table-cell office:value-type="float" office:value="322826" calcext:value-type="float">
            <text:p>322826</text:p>
          </table:table-cell>
          <table:table-cell office:value-type="float" office:value="1.292" calcext:value-type="float">
            <text:p>1,29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800" calcext:value-type="float">
            <text:p>10800</text:p>
          </table:table-cell>
          <table:table-cell office:value-type="float" office:value="2882401" calcext:value-type="float">
            <text:p>2882401</text:p>
          </table:table-cell>
          <table:table-cell office:value-type="float" office:value="5.191" calcext:value-type="float">
            <text:p>5,191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float" office:value="254712" calcext:value-type="float">
            <text:p>254712</text:p>
          </table:table-cell>
          <table:table-cell office:value-type="float" office:value="330548" calcext:value-type="float">
            <text:p>330548</text:p>
          </table:table-cell>
          <table:table-cell office:value-type="float" office:value="1.456" calcext:value-type="float">
            <text:p>1,45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1250" calcext:value-type="float">
            <text:p>11250</text:p>
          </table:table-cell>
          <table:table-cell office:value-type="float" office:value="3127501" calcext:value-type="float">
            <text:p>3127501</text:p>
          </table:table-cell>
          <table:table-cell office:value-type="float" office:value="5.699" calcext:value-type="float">
            <text:p>5,699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271365" calcext:value-type="float">
            <text:p>271365</text:p>
          </table:table-cell>
          <table:table-cell office:value-type="float" office:value="352022" calcext:value-type="float">
            <text:p>352022</text:p>
          </table:table-cell>
          <table:table-cell office:value-type="float" office:value="1.403" calcext:value-type="float">
            <text:p>1,40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1700" calcext:value-type="float">
            <text:p>11700</text:p>
          </table:table-cell>
          <table:table-cell office:value-type="float" office:value="3382601" calcext:value-type="float">
            <text:p>3382601</text:p>
          </table:table-cell>
          <table:table-cell office:value-type="float" office:value="5.933" calcext:value-type="float">
            <text:p>5,933</text:p>
          </table:table-cell>
          <table:table-cell/>
          <table:table-cell office:value-type="float" office:value="2600" calcext:value-type="float">
            <text:p>2600</text:p>
          </table:table-cell>
          <table:table-cell office:value-type="float" office:value="283056" calcext:value-type="float">
            <text:p>283056</text:p>
          </table:table-cell>
          <table:table-cell office:value-type="float" office:value="367310" calcext:value-type="float">
            <text:p>367310</text:p>
          </table:table-cell>
          <table:table-cell office:value-type="float" office:value="1.526" calcext:value-type="float">
            <text:p>1,526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2150" calcext:value-type="float">
            <text:p>12150</text:p>
          </table:table-cell>
          <table:table-cell office:value-type="float" office:value="3647701" calcext:value-type="float">
            <text:p>3647701</text:p>
          </table:table-cell>
          <table:table-cell office:value-type="float" office:value="6.435" calcext:value-type="float">
            <text:p>6,435</text:p>
          </table:table-cell>
          <table:table-cell/>
          <table:table-cell office:value-type="float" office:value="2700" calcext:value-type="float">
            <text:p>2700</text:p>
          </table:table-cell>
          <table:table-cell office:value-type="float" office:value="294792" calcext:value-type="float">
            <text:p>294792</text:p>
          </table:table-cell>
          <table:table-cell office:value-type="float" office:value="383230" calcext:value-type="float">
            <text:p>383230</text:p>
          </table:table-cell>
          <table:table-cell office:value-type="float" office:value="2.032" calcext:value-type="float">
            <text:p>2,032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2600" calcext:value-type="float">
            <text:p>12600</text:p>
          </table:table-cell>
          <table:table-cell office:value-type="float" office:value="3922801" calcext:value-type="float">
            <text:p>3922801</text:p>
          </table:table-cell>
          <table:table-cell office:value-type="float" office:value="6.793" calcext:value-type="float">
            <text:p>6,793</text:p>
          </table:table-cell>
          <table:table-cell/>
          <table:table-cell office:value-type="float" office:value="2800" calcext:value-type="float">
            <text:p>2800</text:p>
          </table:table-cell>
          <table:table-cell office:value-type="float" office:value="308394" calcext:value-type="float">
            <text:p>308394</text:p>
          </table:table-cell>
          <table:table-cell office:value-type="float" office:value="400686" calcext:value-type="float">
            <text:p>400686</text:p>
          </table:table-cell>
          <table:table-cell office:value-type="float" office:value="1.594" calcext:value-type="float">
            <text:p>1,59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3050" calcext:value-type="float">
            <text:p>13050</text:p>
          </table:table-cell>
          <table:table-cell office:value-type="float" office:value="4207901" calcext:value-type="float">
            <text:p>4207901</text:p>
          </table:table-cell>
          <table:table-cell office:value-type="float" office:value="7.536" calcext:value-type="float">
            <text:p>7,536</text:p>
          </table:table-cell>
          <table:table-cell/>
          <table:table-cell office:value-type="float" office:value="2900" calcext:value-type="float">
            <text:p>2900</text:p>
          </table:table-cell>
          <table:table-cell office:value-type="float" office:value="320790" calcext:value-type="float">
            <text:p>320790</text:p>
          </table:table-cell>
          <table:table-cell office:value-type="float" office:value="417821" calcext:value-type="float">
            <text:p>417821</text:p>
          </table:table-cell>
          <table:table-cell office:value-type="float" office:value="1.611" calcext:value-type="float">
            <text:p>1,61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500" calcext:value-type="float">
            <text:p>13500</text:p>
          </table:table-cell>
          <table:table-cell office:value-type="float" office:value="4503001" calcext:value-type="float">
            <text:p>4503001</text:p>
          </table:table-cell>
          <table:table-cell office:value-type="float" office:value="7.981" calcext:value-type="float">
            <text:p>7,98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32634" calcext:value-type="float">
            <text:p>332634</text:p>
          </table:table-cell>
          <table:table-cell office:value-type="float" office:value="433241" calcext:value-type="float">
            <text:p>433241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3950" calcext:value-type="float">
            <text:p>13950</text:p>
          </table:table-cell>
          <table:table-cell office:value-type="float" office:value="4808101" calcext:value-type="float">
            <text:p>4808101</text:p>
          </table:table-cell>
          <table:table-cell office:value-type="float" office:value="8.085" calcext:value-type="float">
            <text:p>8,085</text:p>
          </table:table-cell>
          <table:table-cell/>
          <table:table-cell office:value-type="float" office:value="3100" calcext:value-type="float">
            <text:p>3100</text:p>
          </table:table-cell>
          <table:table-cell office:value-type="float" office:value="346047" calcext:value-type="float">
            <text:p>346047</text:p>
          </table:table-cell>
          <table:table-cell office:value-type="float" office:value="452584" calcext:value-type="float">
            <text:p>452584</text:p>
          </table:table-cell>
          <table:table-cell office:value-type="float" office:value="1.752" calcext:value-type="float">
            <text:p>1,75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4400" calcext:value-type="float">
            <text:p>14400</text:p>
          </table:table-cell>
          <table:table-cell office:value-type="float" office:value="5123201" calcext:value-type="float">
            <text:p>5123201</text:p>
          </table:table-cell>
          <table:table-cell office:value-type="float" office:value="8.673" calcext:value-type="float">
            <text:p>8,673</text:p>
          </table:table-cell>
          <table:table-cell/>
          <table:table-cell office:value-type="float" office:value="3200" calcext:value-type="float">
            <text:p>3200</text:p>
          </table:table-cell>
          <table:table-cell office:value-type="float" office:value="358356" calcext:value-type="float">
            <text:p>358356</text:p>
          </table:table-cell>
          <table:table-cell office:value-type="float" office:value="467321" calcext:value-type="float">
            <text:p>467321</text:p>
          </table:table-cell>
          <table:table-cell office:value-type="float" office:value="1.772" calcext:value-type="float">
            <text:p>1,772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4850" calcext:value-type="float">
            <text:p>14850</text:p>
          </table:table-cell>
          <table:table-cell office:value-type="float" office:value="5448301" calcext:value-type="float">
            <text:p>5448301</text:p>
          </table:table-cell>
          <table:table-cell office:value-type="float" office:value="9.147" calcext:value-type="float">
            <text:p>9,147</text:p>
          </table:table-cell>
          <table:table-cell/>
          <table:table-cell office:value-type="float" office:value="3300" calcext:value-type="float">
            <text:p>3300</text:p>
          </table:table-cell>
          <table:table-cell office:value-type="float" office:value="372987" calcext:value-type="float">
            <text:p>372987</text:p>
          </table:table-cell>
          <table:table-cell office:value-type="float" office:value="487529" calcext:value-type="float">
            <text:p>48752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5300" calcext:value-type="float">
            <text:p>15300</text:p>
          </table:table-cell>
          <table:table-cell office:value-type="float" office:value="5783401" calcext:value-type="float">
            <text:p>5783401</text:p>
          </table:table-cell>
          <table:table-cell office:value-type="float" office:value="9.839" calcext:value-type="float">
            <text:p>9,839</text:p>
          </table:table-cell>
          <table:table-cell/>
          <table:table-cell office:value-type="float" office:value="3400" calcext:value-type="float">
            <text:p>3400</text:p>
          </table:table-cell>
          <table:table-cell office:value-type="float" office:value="385611" calcext:value-type="float">
            <text:p>385611</text:p>
          </table:table-cell>
          <table:table-cell office:value-type="float" office:value="502631" calcext:value-type="float">
            <text:p>502631</text:p>
          </table:table-cell>
          <table:table-cell office:value-type="float" office:value="1.942" calcext:value-type="float">
            <text:p>1,94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5750" calcext:value-type="float">
            <text:p>15750</text:p>
          </table:table-cell>
          <table:table-cell office:value-type="float" office:value="6128501" calcext:value-type="float">
            <text:p>6128501</text:p>
          </table:table-cell>
          <table:table-cell office:value-type="float" office:value="10.472" calcext:value-type="float">
            <text:p>10,472</text:p>
          </table:table-cell>
          <table:table-cell/>
          <table:table-cell office:value-type="float" office:value="3500" calcext:value-type="float">
            <text:p>3500</text:p>
          </table:table-cell>
          <table:table-cell office:value-type="float" office:value="391746" calcext:value-type="float">
            <text:p>391746</text:p>
          </table:table-cell>
          <table:table-cell office:value-type="float" office:value="511380" calcext:value-type="float">
            <text:p>511380</text:p>
          </table:table-cell>
          <table:table-cell office:value-type="float" office:value="1.951" calcext:value-type="float">
            <text:p>1,95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6200" calcext:value-type="float">
            <text:p>16200</text:p>
          </table:table-cell>
          <table:table-cell office:value-type="float" office:value="6483601" calcext:value-type="float">
            <text:p>6483601</text:p>
          </table:table-cell>
          <table:table-cell office:value-type="float" office:value="11.05" calcext:value-type="float">
            <text:p>11,0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404247" calcext:value-type="float">
            <text:p>404247</text:p>
          </table:table-cell>
          <table:table-cell office:value-type="float" office:value="526113" calcext:value-type="float">
            <text:p>526113</text:p>
          </table:table-cell>
          <table:table-cell office:value-type="float" office:value="1.978" calcext:value-type="float">
            <text:p>1,97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6650" calcext:value-type="float">
            <text:p>16650</text:p>
          </table:table-cell>
          <table:table-cell office:value-type="float" office:value="6848701" calcext:value-type="float">
            <text:p>6848701</text:p>
          </table:table-cell>
          <table:table-cell office:value-type="float" office:value="11.528" calcext:value-type="float">
            <text:p>11,528</text:p>
          </table:table-cell>
          <table:table-cell/>
          <table:table-cell office:value-type="float" office:value="3700" calcext:value-type="float">
            <text:p>3700</text:p>
          </table:table-cell>
          <table:table-cell office:value-type="float" office:value="423363" calcext:value-type="float">
            <text:p>423363</text:p>
          </table:table-cell>
          <table:table-cell office:value-type="float" office:value="554883" calcext:value-type="float">
            <text:p>554883</text:p>
          </table:table-cell>
          <table:table-cell office:value-type="float" office:value="2.341" calcext:value-type="float">
            <text:p>2,341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7100" calcext:value-type="float">
            <text:p>17100</text:p>
          </table:table-cell>
          <table:table-cell office:value-type="float" office:value="7223801" calcext:value-type="float">
            <text:p>7223801</text:p>
          </table:table-cell>
          <table:table-cell office:value-type="float" office:value="12.128" calcext:value-type="float">
            <text:p>12,128</text:p>
          </table:table-cell>
          <table:table-cell/>
          <table:table-cell office:value-type="float" office:value="3800" calcext:value-type="float">
            <text:p>3800</text:p>
          </table:table-cell>
          <table:table-cell office:value-type="float" office:value="435264" calcext:value-type="float">
            <text:p>435264</text:p>
          </table:table-cell>
          <table:table-cell office:value-type="float" office:value="570159" calcext:value-type="float">
            <text:p>570159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7550" calcext:value-type="float">
            <text:p>17550</text:p>
          </table:table-cell>
          <table:table-cell office:value-type="float" office:value="7608901" calcext:value-type="float">
            <text:p>7608901</text:p>
          </table:table-cell>
          <table:table-cell office:value-type="float" office:value="13.36" calcext:value-type="float">
            <text:p>13,36</text:p>
          </table:table-cell>
          <table:table-cell/>
          <table:table-cell office:value-type="float" office:value="3900" calcext:value-type="float">
            <text:p>3900</text:p>
          </table:table-cell>
          <table:table-cell office:value-type="float" office:value="442044" calcext:value-type="float">
            <text:p>442044</text:p>
          </table:table-cell>
          <table:table-cell office:value-type="float" office:value="578065" calcext:value-type="float">
            <text:p>578065</text:p>
          </table:table-cell>
          <table:table-cell office:value-type="float" office:value="2.206" calcext:value-type="float">
            <text:p>2,206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000" calcext:value-type="float">
            <text:p>18000</text:p>
          </table:table-cell>
          <table:table-cell office:value-type="float" office:value="8004001" calcext:value-type="float">
            <text:p>8004001</text:p>
          </table:table-cell>
          <table:table-cell office:value-type="float" office:value="13.477" calcext:value-type="float">
            <text:p>13,477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457527" calcext:value-type="float">
            <text:p>457527</text:p>
          </table:table-cell>
          <table:table-cell office:value-type="float" office:value="598672" calcext:value-type="float">
            <text:p>598672</text:p>
          </table:table-cell>
          <table:table-cell office:value-type="float" office:value="2.258" calcext:value-type="float">
            <text:p>2,258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8450" calcext:value-type="float">
            <text:p>18450</text:p>
          </table:table-cell>
          <table:table-cell office:value-type="float" office:value="8409101" calcext:value-type="float">
            <text:p>8409101</text:p>
          </table:table-cell>
          <table:table-cell office:value-type="float" office:value="14.218" calcext:value-type="float">
            <text:p>14,218</text:p>
          </table:table-cell>
          <table:table-cell/>
          <table:table-cell office:value-type="float" office:value="4100" calcext:value-type="float">
            <text:p>4100</text:p>
          </table:table-cell>
          <table:table-cell office:value-type="float" office:value="475869" calcext:value-type="float">
            <text:p>475869</text:p>
          </table:table-cell>
          <table:table-cell office:value-type="float" office:value="623043" calcext:value-type="float">
            <text:p>623043</text:p>
          </table:table-cell>
          <table:table-cell office:value-type="float" office:value="2.35" calcext:value-type="float">
            <text:p>2,35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8900" calcext:value-type="float">
            <text:p>18900</text:p>
          </table:table-cell>
          <table:table-cell office:value-type="float" office:value="8824201" calcext:value-type="float">
            <text:p>8824201</text:p>
          </table:table-cell>
          <table:table-cell office:value-type="float" office:value="14.622" calcext:value-type="float">
            <text:p>14,622</text:p>
          </table:table-cell>
          <table:table-cell/>
          <table:table-cell office:value-type="float" office:value="4200" calcext:value-type="float">
            <text:p>4200</text:p>
          </table:table-cell>
          <table:table-cell office:value-type="float" office:value="483762" calcext:value-type="float">
            <text:p>483762</text:p>
          </table:table-cell>
          <table:table-cell office:value-type="float" office:value="631316" calcext:value-type="float">
            <text:p>631316</text:p>
          </table:table-cell>
          <table:table-cell office:value-type="float" office:value="2.213" calcext:value-type="float">
            <text:p>2,21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9350" calcext:value-type="float">
            <text:p>19350</text:p>
          </table:table-cell>
          <table:table-cell office:value-type="float" office:value="9249301" calcext:value-type="float">
            <text:p>9249301</text:p>
          </table:table-cell>
          <table:table-cell office:value-type="float" office:value="15.655" calcext:value-type="float">
            <text:p>15,655</text:p>
          </table:table-cell>
          <table:table-cell/>
          <table:table-cell office:value-type="float" office:value="4300" calcext:value-type="float">
            <text:p>4300</text:p>
          </table:table-cell>
          <table:table-cell office:value-type="float" office:value="506001" calcext:value-type="float">
            <text:p>506001</text:p>
          </table:table-cell>
          <table:table-cell office:value-type="float" office:value="662628" calcext:value-type="float">
            <text:p>662628</text:p>
          </table:table-cell>
          <table:table-cell office:value-type="float" office:value="2.649" calcext:value-type="float">
            <text:p>2,649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9800" calcext:value-type="float">
            <text:p>19800</text:p>
          </table:table-cell>
          <table:table-cell office:value-type="float" office:value="9684401" calcext:value-type="float">
            <text:p>9684401</text:p>
          </table:table-cell>
          <table:table-cell office:value-type="float" office:value="17.791" calcext:value-type="float">
            <text:p>17,791</text:p>
          </table:table-cell>
          <table:table-cell/>
          <table:table-cell office:value-type="float" office:value="4400" calcext:value-type="float">
            <text:p>4400</text:p>
          </table:table-cell>
          <table:table-cell office:value-type="float" office:value="520923" calcext:value-type="float">
            <text:p>520923</text:p>
          </table:table-cell>
          <table:table-cell office:value-type="float" office:value="679997" calcext:value-type="float">
            <text:p>679997</text:p>
          </table:table-cell>
          <table:table-cell office:value-type="float" office:value="2.656" calcext:value-type="float">
            <text:p>2,656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20250" calcext:value-type="float">
            <text:p>20250</text:p>
          </table:table-cell>
          <table:table-cell office:value-type="float" office:value="10129501" calcext:value-type="float">
            <text:p>10129501</text:p>
          </table:table-cell>
          <table:table-cell office:value-type="float" office:value="17.542" calcext:value-type="float">
            <text:p>17,542</text:p>
          </table:table-cell>
          <table:table-cell/>
          <table:table-cell office:value-type="float" office:value="4500" calcext:value-type="float">
            <text:p>4500</text:p>
          </table:table-cell>
          <table:table-cell office:value-type="float" office:value="531801" calcext:value-type="float">
            <text:p>531801</text:p>
          </table:table-cell>
          <table:table-cell office:value-type="float" office:value="696822" calcext:value-type="float">
            <text:p>696822</text:p>
          </table:table-cell>
          <table:table-cell office:value-type="float" office:value="2.614" calcext:value-type="float">
            <text:p>2,61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20700" calcext:value-type="float">
            <text:p>20700</text:p>
          </table:table-cell>
          <table:table-cell office:value-type="float" office:value="10584601" calcext:value-type="float">
            <text:p>10584601</text:p>
          </table:table-cell>
          <table:table-cell office:value-type="float" office:value="16.948" calcext:value-type="float">
            <text:p>16,948</text:p>
          </table:table-cell>
          <table:table-cell/>
          <table:table-cell office:value-type="float" office:value="4600" calcext:value-type="float">
            <text:p>4600</text:p>
          </table:table-cell>
          <table:table-cell office:value-type="float" office:value="551004" calcext:value-type="float">
            <text:p>551004</text:p>
          </table:table-cell>
          <table:table-cell office:value-type="float" office:value="719852" calcext:value-type="float">
            <text:p>719852</text:p>
          </table:table-cell>
          <table:table-cell office:value-type="float" office:value="2.629" calcext:value-type="float">
            <text:p>2,629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21150" calcext:value-type="float">
            <text:p>21150</text:p>
          </table:table-cell>
          <table:table-cell office:value-type="float" office:value="11049701" calcext:value-type="float">
            <text:p>11049701</text:p>
          </table:table-cell>
          <table:table-cell office:value-type="float" office:value="18.919" calcext:value-type="float">
            <text:p>18,919</text:p>
          </table:table-cell>
          <table:table-cell/>
          <table:table-cell office:value-type="float" office:value="4700" calcext:value-type="float">
            <text:p>4700</text:p>
          </table:table-cell>
          <table:table-cell office:value-type="float" office:value="556761" calcext:value-type="float">
            <text:p>556761</text:p>
          </table:table-cell>
          <table:table-cell office:value-type="float" office:value="729054" calcext:value-type="float">
            <text:p>729054</text:p>
          </table:table-cell>
          <table:table-cell office:value-type="float" office:value="2.742" calcext:value-type="float">
            <text:p>2,74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1600" calcext:value-type="float">
            <text:p>21600</text:p>
          </table:table-cell>
          <table:table-cell office:value-type="float" office:value="11524801" calcext:value-type="float">
            <text:p>11524801</text:p>
          </table:table-cell>
          <table:table-cell office:value-type="float" office:value="19.637" calcext:value-type="float">
            <text:p>19,637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float" office:value="572097" calcext:value-type="float">
            <text:p>572097</text:p>
          </table:table-cell>
          <table:table-cell office:value-type="float" office:value="749869" calcext:value-type="float">
            <text:p>749869</text:p>
          </table:table-cell>
          <table:table-cell office:value-type="float" office:value="3.021" calcext:value-type="float">
            <text:p>3,02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2050" calcext:value-type="float">
            <text:p>22050</text:p>
          </table:table-cell>
          <table:table-cell office:value-type="float" office:value="12009901" calcext:value-type="float">
            <text:p>12009901</text:p>
          </table:table-cell>
          <table:table-cell office:value-type="float" office:value="20.766" calcext:value-type="float">
            <text:p>20,766</text:p>
          </table:table-cell>
          <table:table-cell/>
          <table:table-cell office:value-type="float" office:value="4900" calcext:value-type="float">
            <text:p>4900</text:p>
          </table:table-cell>
          <table:table-cell office:value-type="float" office:value="586875" calcext:value-type="float">
            <text:p>586875</text:p>
          </table:table-cell>
          <table:table-cell office:value-type="float" office:value="769106" calcext:value-type="float">
            <text:p>769106</text:p>
          </table:table-cell>
          <table:table-cell office:value-type="float" office:value="3.049" calcext:value-type="float">
            <text:p>3,04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2500" calcext:value-type="float">
            <text:p>22500</text:p>
          </table:table-cell>
          <table:table-cell office:value-type="float" office:value="12505001" calcext:value-type="float">
            <text:p>12505001</text:p>
          </table:table-cell>
          <table:table-cell office:value-type="float" office:value="21.281" calcext:value-type="float">
            <text:p>21,281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597675" calcext:value-type="float">
            <text:p>597675</text:p>
          </table:table-cell>
          <table:table-cell office:value-type="float" office:value="781944" calcext:value-type="float">
            <text:p>781944</text:p>
          </table:table-cell>
          <table:table-cell office:value-type="float" office:value="2.973" calcext:value-type="float">
            <text:p>2,973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22950" calcext:value-type="float">
            <text:p>22950</text:p>
          </table:table-cell>
          <table:table-cell office:value-type="float" office:value="13010101" calcext:value-type="float">
            <text:p>13010101</text:p>
          </table:table-cell>
          <table:table-cell office:value-type="float" office:value="22.712" calcext:value-type="float">
            <text:p>22,712</text:p>
          </table:table-cell>
          <table:table-cell/>
          <table:table-cell office:value-type="float" office:value="5100" calcext:value-type="float">
            <text:p>5100</text:p>
          </table:table-cell>
          <table:table-cell office:value-type="float" office:value="619992" calcext:value-type="float">
            <text:p>619992</text:p>
          </table:table-cell>
          <table:table-cell office:value-type="float" office:value="811715" calcext:value-type="float">
            <text:p>811715</text:p>
          </table:table-cell>
          <table:table-cell office:value-type="float" office:value="3.165" calcext:value-type="float">
            <text:p>3,165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3400" calcext:value-type="float">
            <text:p>23400</text:p>
          </table:table-cell>
          <table:table-cell office:value-type="float" office:value="13525201" calcext:value-type="float">
            <text:p>13525201</text:p>
          </table:table-cell>
          <table:table-cell office:value-type="float" office:value="25.953" calcext:value-type="float">
            <text:p>25,953</text:p>
          </table:table-cell>
          <table:table-cell/>
          <table:table-cell office:value-type="float" office:value="5200" calcext:value-type="float">
            <text:p>5200</text:p>
          </table:table-cell>
          <table:table-cell office:value-type="float" office:value="629205" calcext:value-type="float">
            <text:p>629205</text:p>
          </table:table-cell>
          <table:table-cell office:value-type="float" office:value="823440" calcext:value-type="float">
            <text:p>823440</text:p>
          </table:table-cell>
          <table:table-cell office:value-type="float" office:value="3.106" calcext:value-type="float">
            <text:p>3,10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3850" calcext:value-type="float">
            <text:p>23850</text:p>
          </table:table-cell>
          <table:table-cell office:value-type="float" office:value="14050301" calcext:value-type="float">
            <text:p>14050301</text:p>
          </table:table-cell>
          <table:table-cell office:value-type="float" office:value="23.728" calcext:value-type="float">
            <text:p>23,728</text:p>
          </table:table-cell>
          <table:table-cell/>
          <table:table-cell office:value-type="float" office:value="5300" calcext:value-type="float">
            <text:p>5300</text:p>
          </table:table-cell>
          <table:table-cell office:value-type="float" office:value="649152" calcext:value-type="float">
            <text:p>649152</text:p>
          </table:table-cell>
          <table:table-cell office:value-type="float" office:value="851700" calcext:value-type="float">
            <text:p>851700</text:p>
          </table:table-cell>
          <table:table-cell office:value-type="float" office:value="3.346" calcext:value-type="float">
            <text:p>3,346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24300" calcext:value-type="float">
            <text:p>24300</text:p>
          </table:table-cell>
          <table:table-cell office:value-type="float" office:value="14585401" calcext:value-type="float">
            <text:p>14585401</text:p>
          </table:table-cell>
          <table:table-cell office:value-type="float" office:value="23.431" calcext:value-type="float">
            <text:p>23,431</text:p>
          </table:table-cell>
          <table:table-cell/>
          <table:table-cell office:value-type="float" office:value="5400" calcext:value-type="float">
            <text:p>5400</text:p>
          </table:table-cell>
          <table:table-cell office:value-type="float" office:value="657408" calcext:value-type="float">
            <text:p>657408</text:p>
          </table:table-cell>
          <table:table-cell office:value-type="float" office:value="861593" calcext:value-type="float">
            <text:p>861593</text:p>
          </table:table-cell>
          <table:table-cell office:value-type="float" office:value="2.959" calcext:value-type="float">
            <text:p>2,95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24750" calcext:value-type="float">
            <text:p>24750</text:p>
          </table:table-cell>
          <table:table-cell office:value-type="float" office:value="15130501" calcext:value-type="float">
            <text:p>15130501</text:p>
          </table:table-cell>
          <table:table-cell office:value-type="float" office:value="25.64" calcext:value-type="float">
            <text:p>25,64</text:p>
          </table:table-cell>
          <table:table-cell/>
          <table:table-cell office:value-type="float" office:value="5500" calcext:value-type="float">
            <text:p>5500</text:p>
          </table:table-cell>
          <table:table-cell office:value-type="float" office:value="666339" calcext:value-type="float">
            <text:p>666339</text:p>
          </table:table-cell>
          <table:table-cell office:value-type="float" office:value="872009" calcext:value-type="float">
            <text:p>872009</text:p>
          </table:table-cell>
          <table:table-cell office:value-type="float" office:value="2.987" calcext:value-type="float">
            <text:p>2,987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5200" calcext:value-type="float">
            <text:p>25200</text:p>
          </table:table-cell>
          <table:table-cell office:value-type="float" office:value="15685601" calcext:value-type="float">
            <text:p>15685601</text:p>
          </table:table-cell>
          <table:table-cell office:value-type="float" office:value="24.296" calcext:value-type="float">
            <text:p>24,296</text:p>
          </table:table-cell>
          <table:table-cell/>
          <table:table-cell office:value-type="float" office:value="5600" calcext:value-type="float">
            <text:p>5600</text:p>
          </table:table-cell>
          <table:table-cell office:value-type="float" office:value="698649" calcext:value-type="float">
            <text:p>698649</text:p>
          </table:table-cell>
          <table:table-cell office:value-type="float" office:value="916746" calcext:value-type="float">
            <text:p>916746</text:p>
          </table:table-cell>
          <table:table-cell office:value-type="float" office:value="3.277" calcext:value-type="float">
            <text:p>3,277</text:p>
          </table:table-cell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25650" calcext:value-type="float">
            <text:p>25650</text:p>
          </table:table-cell>
          <table:table-cell office:value-type="float" office:value="16250701" calcext:value-type="float">
            <text:p>16250701</text:p>
          </table:table-cell>
          <table:table-cell office:value-type="float" office:value="25.958" calcext:value-type="float">
            <text:p>25,958</text:p>
          </table:table-cell>
          <table:table-cell/>
          <table:table-cell office:value-type="float" office:value="5700" calcext:value-type="float">
            <text:p>5700</text:p>
          </table:table-cell>
          <table:table-cell office:value-type="float" office:value="704409" calcext:value-type="float">
            <text:p>704409</text:p>
          </table:table-cell>
          <table:table-cell office:value-type="float" office:value="924389" calcext:value-type="float">
            <text:p>924389</text:p>
          </table:table-cell>
          <table:table-cell office:value-type="float" office:value="3.183" calcext:value-type="float">
            <text:p>3,183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26100" calcext:value-type="float">
            <text:p>26100</text:p>
          </table:table-cell>
          <table:table-cell office:value-type="float" office:value="16825801" calcext:value-type="float">
            <text:p>16825801</text:p>
          </table:table-cell>
          <table:table-cell office:value-type="float" office:value="29.299" calcext:value-type="float">
            <text:p>29,299</text:p>
          </table:table-cell>
          <table:table-cell/>
          <table:table-cell office:value-type="float" office:value="5800" calcext:value-type="float">
            <text:p>5800</text:p>
          </table:table-cell>
          <table:table-cell office:value-type="float" office:value="713514" calcext:value-type="float">
            <text:p>713514</text:p>
          </table:table-cell>
          <table:table-cell office:value-type="float" office:value="937041" calcext:value-type="float">
            <text:p>937041</text:p>
          </table:table-cell>
          <table:table-cell office:value-type="float" office:value="3.81" calcext:value-type="float">
            <text:p>3,81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26550" calcext:value-type="float">
            <text:p>26550</text:p>
          </table:table-cell>
          <table:table-cell office:value-type="float" office:value="17410901" calcext:value-type="float">
            <text:p>17410901</text:p>
          </table:table-cell>
          <table:table-cell office:value-type="float" office:value="26.958" calcext:value-type="float">
            <text:p>26,958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16049" calcext:value-type="float">
            <text:p>716049</text:p>
          </table:table-cell>
          <table:table-cell office:value-type="float" office:value="939367" calcext:value-type="float">
            <text:p>939367</text:p>
          </table:table-cell>
          <table:table-cell office:value-type="float" office:value="3.361" calcext:value-type="float">
            <text:p>3,361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7000" calcext:value-type="float">
            <text:p>27000</text:p>
          </table:table-cell>
          <table:table-cell office:value-type="float" office:value="18006001" calcext:value-type="float">
            <text:p>18006001</text:p>
          </table:table-cell>
          <table:table-cell office:value-type="float" office:value="30.17" calcext:value-type="float">
            <text:p>30,17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748035" calcext:value-type="float">
            <text:p>748035</text:p>
          </table:table-cell>
          <table:table-cell office:value-type="float" office:value="984802" calcext:value-type="float">
            <text:p>984802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27450" calcext:value-type="float">
            <text:p>27450</text:p>
          </table:table-cell>
          <table:table-cell office:value-type="float" office:value="18611101" calcext:value-type="float">
            <text:p>18611101</text:p>
          </table:table-cell>
          <table:table-cell office:value-type="float" office:value="28.997" calcext:value-type="float">
            <text:p>28,997</text:p>
          </table:table-cell>
          <table:table-cell/>
          <table:table-cell office:value-type="float" office:value="6100" calcext:value-type="float">
            <text:p>6100</text:p>
          </table:table-cell>
          <table:table-cell office:value-type="float" office:value="767556" calcext:value-type="float">
            <text:p>767556</text:p>
          </table:table-cell>
          <table:table-cell office:value-type="float" office:value="1008340" calcext:value-type="float">
            <text:p>1008340</text:p>
          </table:table-cell>
          <table:table-cell office:value-type="float" office:value="3.727" calcext:value-type="float">
            <text:p>3,727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27900" calcext:value-type="float">
            <text:p>27900</text:p>
          </table:table-cell>
          <table:table-cell office:value-type="float" office:value="19226201" calcext:value-type="float">
            <text:p>19226201</text:p>
          </table:table-cell>
          <table:table-cell office:value-type="float" office:value="31.917" calcext:value-type="float">
            <text:p>31,9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759588" calcext:value-type="float">
            <text:p>759588</text:p>
          </table:table-cell>
          <table:table-cell office:value-type="float" office:value="995841" calcext:value-type="float">
            <text:p>995841</text:p>
          </table:table-cell>
          <table:table-cell office:value-type="float" office:value="4.509" calcext:value-type="float">
            <text:p>4,509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28350" calcext:value-type="float">
            <text:p>28350</text:p>
          </table:table-cell>
          <table:table-cell office:value-type="float" office:value="19851301" calcext:value-type="float">
            <text:p>19851301</text:p>
          </table:table-cell>
          <table:table-cell office:value-type="float" office:value="30.605" calcext:value-type="float">
            <text:p>30,605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789030" calcext:value-type="float">
            <text:p>789030</text:p>
          </table:table-cell>
          <table:table-cell office:value-type="float" office:value="1034624" calcext:value-type="float">
            <text:p>1034624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8800" calcext:value-type="float">
            <text:p>28800</text:p>
          </table:table-cell>
          <table:table-cell office:value-type="float" office:value="20486401" calcext:value-type="float">
            <text:p>20486401</text:p>
          </table:table-cell>
          <table:table-cell office:value-type="float" office:value="32.227" calcext:value-type="float">
            <text:p>32,227</text:p>
          </table:table-cell>
          <table:table-cell/>
          <table:table-cell office:value-type="float" office:value="6400" calcext:value-type="float">
            <text:p>6400</text:p>
          </table:table-cell>
          <table:table-cell office:value-type="float" office:value="791169" calcext:value-type="float">
            <text:p>791169</text:p>
          </table:table-cell>
          <table:table-cell office:value-type="float" office:value="1039766" calcext:value-type="float">
            <text:p>1039766</text:p>
          </table:table-cell>
          <table:table-cell office:value-type="float" office:value="3.573" calcext:value-type="float">
            <text:p>3,573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29250" calcext:value-type="float">
            <text:p>29250</text:p>
          </table:table-cell>
          <table:table-cell office:value-type="float" office:value="21131501" calcext:value-type="float">
            <text:p>21131501</text:p>
          </table:table-cell>
          <table:table-cell office:value-type="float" office:value="33.228" calcext:value-type="float">
            <text:p>33,228</text:p>
          </table:table-cell>
          <table:table-cell/>
          <table:table-cell office:value-type="float" office:value="6500" calcext:value-type="float">
            <text:p>6500</text:p>
          </table:table-cell>
          <table:table-cell office:value-type="float" office:value="806976" calcext:value-type="float">
            <text:p>806976</text:p>
          </table:table-cell>
          <table:table-cell office:value-type="float" office:value="1057562" calcext:value-type="float">
            <text:p>1057562</text:p>
          </table:table-cell>
          <table:table-cell office:value-type="float" office:value="3.669" calcext:value-type="float">
            <text:p>3,669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29700" calcext:value-type="float">
            <text:p>29700</text:p>
          </table:table-cell>
          <table:table-cell office:value-type="float" office:value="21786601" calcext:value-type="float">
            <text:p>21786601</text:p>
          </table:table-cell>
          <table:table-cell office:value-type="float" office:value="33.749" calcext:value-type="float">
            <text:p>33,749</text:p>
          </table:table-cell>
          <table:table-cell/>
          <table:table-cell office:value-type="float" office:value="6600" calcext:value-type="float">
            <text:p>6600</text:p>
          </table:table-cell>
          <table:table-cell office:value-type="float" office:value="830409" calcext:value-type="float">
            <text:p>830409</text:p>
          </table:table-cell>
          <table:table-cell office:value-type="float" office:value="1093597" calcext:value-type="float">
            <text:p>1093597</text:p>
          </table:table-cell>
          <table:table-cell office:value-type="float" office:value="3.689" calcext:value-type="float">
            <text:p>3,689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30150" calcext:value-type="float">
            <text:p>30150</text:p>
          </table:table-cell>
          <table:table-cell office:value-type="float" office:value="22451701" calcext:value-type="float">
            <text:p>22451701</text:p>
          </table:table-cell>
          <table:table-cell office:value-type="float" office:value="36.413" calcext:value-type="float">
            <text:p>36,413</text:p>
          </table:table-cell>
          <table:table-cell/>
          <table:table-cell office:value-type="float" office:value="6700" calcext:value-type="float">
            <text:p>6700</text:p>
          </table:table-cell>
          <table:table-cell office:value-type="float" office:value="830799" calcext:value-type="float">
            <text:p>830799</text:p>
          </table:table-cell>
          <table:table-cell office:value-type="float" office:value="1088243" calcext:value-type="float">
            <text:p>1088243</text:p>
          </table:table-cell>
          <table:table-cell office:value-type="float" office:value="3.952" calcext:value-type="float">
            <text:p>3,952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30600" calcext:value-type="float">
            <text:p>30600</text:p>
          </table:table-cell>
          <table:table-cell office:value-type="float" office:value="23126801" calcext:value-type="float">
            <text:p>23126801</text:p>
          </table:table-cell>
          <table:table-cell office:value-type="float" office:value="35.447" calcext:value-type="float">
            <text:p>35,447</text:p>
          </table:table-cell>
          <table:table-cell/>
          <table:table-cell office:value-type="float" office:value="6800" calcext:value-type="float">
            <text:p>6800</text:p>
          </table:table-cell>
          <table:table-cell office:value-type="float" office:value="847080" calcext:value-type="float">
            <text:p>847080</text:p>
          </table:table-cell>
          <table:table-cell office:value-type="float" office:value="1111507" calcext:value-type="float">
            <text:p>1111507</text:p>
          </table:table-cell>
          <table:table-cell office:value-type="float" office:value="3.796" calcext:value-type="float">
            <text:p>3,796</text:p>
          </table:table-cell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31050" calcext:value-type="float">
            <text:p>31050</text:p>
          </table:table-cell>
          <table:table-cell office:value-type="float" office:value="23811901" calcext:value-type="float">
            <text:p>23811901</text:p>
          </table:table-cell>
          <table:table-cell office:value-type="float" office:value="36.675" calcext:value-type="float">
            <text:p>36,675</text:p>
          </table:table-cell>
          <table:table-cell/>
          <table:table-cell office:value-type="float" office:value="6900" calcext:value-type="float">
            <text:p>6900</text:p>
          </table:table-cell>
          <table:table-cell office:value-type="float" office:value="869142" calcext:value-type="float">
            <text:p>869142</text:p>
          </table:table-cell>
          <table:table-cell office:value-type="float" office:value="1143259" calcext:value-type="float">
            <text:p>1143259</text:p>
          </table:table-cell>
          <table:table-cell office:value-type="float" office:value="3.861" calcext:value-type="float">
            <text:p>3,86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1500" calcext:value-type="float">
            <text:p>31500</text:p>
          </table:table-cell>
          <table:table-cell office:value-type="float" office:value="24507001" calcext:value-type="float">
            <text:p>24507001</text:p>
          </table:table-cell>
          <table:table-cell office:value-type="float" office:value="40.842" calcext:value-type="float">
            <text:p>40,842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880476" calcext:value-type="float">
            <text:p>880476</text:p>
          </table:table-cell>
          <table:table-cell office:value-type="float" office:value="1157765" calcext:value-type="float">
            <text:p>1157765</text:p>
          </table:table-cell>
          <table:table-cell office:value-type="float" office:value="3.942" calcext:value-type="float">
            <text:p>3,942</text:p>
          </table:table-cell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1950" calcext:value-type="float">
            <text:p>31950</text:p>
          </table:table-cell>
          <table:table-cell office:value-type="float" office:value="25212101" calcext:value-type="float">
            <text:p>25212101</text:p>
          </table:table-cell>
          <table:table-cell office:value-type="float" office:value="39.135" calcext:value-type="float">
            <text:p>39,135</text:p>
          </table:table-cell>
          <table:table-cell/>
          <table:table-cell office:value-type="float" office:value="7100" calcext:value-type="float">
            <text:p>7100</text:p>
          </table:table-cell>
          <table:table-cell office:value-type="float" office:value="908136" calcext:value-type="float">
            <text:p>908136</text:p>
          </table:table-cell>
          <table:table-cell office:value-type="float" office:value="1193283" calcext:value-type="float">
            <text:p>1193283</text:p>
          </table:table-cell>
          <table:table-cell office:value-type="float" office:value="5.294" calcext:value-type="float">
            <text:p>5,29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32400" calcext:value-type="float">
            <text:p>32400</text:p>
          </table:table-cell>
          <table:table-cell office:value-type="float" office:value="25927201" calcext:value-type="float">
            <text:p>25927201</text:p>
          </table:table-cell>
          <table:table-cell office:value-type="float" office:value="40.042" calcext:value-type="float">
            <text:p>40,042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914016" calcext:value-type="float">
            <text:p>914016</text:p>
          </table:table-cell>
          <table:table-cell office:value-type="float" office:value="1202872" calcext:value-type="float">
            <text:p>1202872</text:p>
          </table:table-cell>
          <table:table-cell office:value-type="float" office:value="4.285" calcext:value-type="float">
            <text:p>4,285</text:p>
          </table:table-cell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32850" calcext:value-type="float">
            <text:p>32850</text:p>
          </table:table-cell>
          <table:table-cell office:value-type="float" office:value="26652301" calcext:value-type="float">
            <text:p>26652301</text:p>
          </table:table-cell>
          <table:table-cell office:value-type="float" office:value="41.719" calcext:value-type="float">
            <text:p>41,719</text:p>
          </table:table-cell>
          <table:table-cell/>
          <table:table-cell office:value-type="float" office:value="7300" calcext:value-type="float">
            <text:p>7300</text:p>
          </table:table-cell>
          <table:table-cell office:value-type="float" office:value="929019" calcext:value-type="float">
            <text:p>929019</text:p>
          </table:table-cell>
          <table:table-cell office:value-type="float" office:value="1224743" calcext:value-type="float">
            <text:p>1224743</text:p>
          </table:table-cell>
          <table:table-cell office:value-type="float" office:value="4.537" calcext:value-type="float">
            <text:p>4,537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33300" calcext:value-type="float">
            <text:p>33300</text:p>
          </table:table-cell>
          <table:table-cell office:value-type="float" office:value="27387401" calcext:value-type="float">
            <text:p>27387401</text:p>
          </table:table-cell>
          <table:table-cell office:value-type="float" office:value="41.852" calcext:value-type="float">
            <text:p>41,852</text:p>
          </table:table-cell>
          <table:table-cell/>
          <table:table-cell office:value-type="float" office:value="7400" calcext:value-type="float">
            <text:p>7400</text:p>
          </table:table-cell>
          <table:table-cell office:value-type="float" office:value="947361" calcext:value-type="float">
            <text:p>947361</text:p>
          </table:table-cell>
          <table:table-cell office:value-type="float" office:value="1247414" calcext:value-type="float">
            <text:p>1247414</text:p>
          </table:table-cell>
          <table:table-cell office:value-type="float" office:value="4.252" calcext:value-type="float">
            <text:p>4,252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33750" calcext:value-type="float">
            <text:p>33750</text:p>
          </table:table-cell>
          <table:table-cell office:value-type="float" office:value="28132501" calcext:value-type="float">
            <text:p>28132501</text:p>
          </table:table-cell>
          <table:table-cell office:value-type="float" office:value="43.369" calcext:value-type="float">
            <text:p>43,369</text:p>
          </table:table-cell>
          <table:table-cell/>
          <table:table-cell office:value-type="float" office:value="7500" calcext:value-type="float">
            <text:p>7500</text:p>
          </table:table-cell>
          <table:table-cell office:value-type="float" office:value="961950" calcext:value-type="float">
            <text:p>961950</text:p>
          </table:table-cell>
          <table:table-cell office:value-type="float" office:value="1265736" calcext:value-type="float">
            <text:p>1265736</text:p>
          </table:table-cell>
          <table:table-cell office:value-type="float" office:value="4.559" calcext:value-type="float">
            <text:p>4,559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34200" calcext:value-type="float">
            <text:p>34200</text:p>
          </table:table-cell>
          <table:table-cell office:value-type="float" office:value="28887601" calcext:value-type="float">
            <text:p>28887601</text:p>
          </table:table-cell>
          <table:table-cell office:value-type="float" office:value="45.009" calcext:value-type="float">
            <text:p>45,009</text:p>
          </table:table-cell>
          <table:table-cell/>
          <table:table-cell office:value-type="float" office:value="7600" calcext:value-type="float">
            <text:p>7600</text:p>
          </table:table-cell>
          <table:table-cell office:value-type="float" office:value="977757" calcext:value-type="float">
            <text:p>977757</text:p>
          </table:table-cell>
          <table:table-cell office:value-type="float" office:value="1288417" calcext:value-type="float">
            <text:p>1288417</text:p>
          </table:table-cell>
          <table:table-cell office:value-type="float" office:value="4.65" calcext:value-type="float">
            <text:p>4,65</text:p>
          </table:table-cell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34650" calcext:value-type="float">
            <text:p>34650</text:p>
          </table:table-cell>
          <table:table-cell office:value-type="float" office:value="29652701" calcext:value-type="float">
            <text:p>29652701</text:p>
          </table:table-cell>
          <table:table-cell office:value-type="float" office:value="46.545" calcext:value-type="float">
            <text:p>46,545</text:p>
          </table:table-cell>
          <table:table-cell/>
          <table:table-cell office:value-type="float" office:value="7700" calcext:value-type="float">
            <text:p>7700</text:p>
          </table:table-cell>
          <table:table-cell office:value-type="float" office:value="986037" calcext:value-type="float">
            <text:p>986037</text:p>
          </table:table-cell>
          <table:table-cell office:value-type="float" office:value="1301198" calcext:value-type="float">
            <text:p>1301198</text:p>
          </table:table-cell>
          <table:table-cell office:value-type="float" office:value="4.491" calcext:value-type="float">
            <text:p>4,491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35100" calcext:value-type="float">
            <text:p>35100</text:p>
          </table:table-cell>
          <table:table-cell office:value-type="float" office:value="30427801" calcext:value-type="float">
            <text:p>30427801</text:p>
          </table:table-cell>
          <table:table-cell office:value-type="float" office:value="47.347" calcext:value-type="float">
            <text:p>47,347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993912" calcext:value-type="float">
            <text:p>993912</text:p>
          </table:table-cell>
          <table:table-cell office:value-type="float" office:value="1304144" calcext:value-type="float">
            <text:p>1304144</text:p>
          </table:table-cell>
          <table:table-cell office:value-type="float" office:value="4.464" calcext:value-type="float">
            <text:p>4,464</text:p>
          </table:table-cell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35550" calcext:value-type="float">
            <text:p>35550</text:p>
          </table:table-cell>
          <table:table-cell office:value-type="float" office:value="31212901" calcext:value-type="float">
            <text:p>31212901</text:p>
          </table:table-cell>
          <table:table-cell office:value-type="float" office:value="51.789" calcext:value-type="float">
            <text:p>51,789</text:p>
          </table:table-cell>
          <table:table-cell/>
          <table:table-cell office:value-type="float" office:value="7900" calcext:value-type="float">
            <text:p>7900</text:p>
          </table:table-cell>
          <table:table-cell office:value-type="float" office:value="1009872" calcext:value-type="float">
            <text:p>1009872</text:p>
          </table:table-cell>
          <table:table-cell office:value-type="float" office:value="1330971" calcext:value-type="float">
            <text:p>1330971</text:p>
          </table:table-cell>
          <table:table-cell office:value-type="float" office:value="4.529" calcext:value-type="float">
            <text:p>4,52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6000" calcext:value-type="float">
            <text:p>36000</text:p>
          </table:table-cell>
          <table:table-cell office:value-type="float" office:value="32008001" calcext:value-type="float">
            <text:p>32008001</text:p>
          </table:table-cell>
          <table:table-cell office:value-type="float" office:value="49.548" calcext:value-type="float">
            <text:p>49,548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019937" calcext:value-type="float">
            <text:p>1019937</text:p>
          </table:table-cell>
          <table:table-cell office:value-type="float" office:value="1344318" calcext:value-type="float">
            <text:p>1344318</text:p>
          </table:table-cell>
          <table:table-cell office:value-type="float" office:value="4.854" calcext:value-type="float">
            <text:p>4,854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36450" calcext:value-type="float">
            <text:p>36450</text:p>
          </table:table-cell>
          <table:table-cell office:value-type="float" office:value="32813101" calcext:value-type="float">
            <text:p>32813101</text:p>
          </table:table-cell>
          <table:table-cell office:value-type="float" office:value="51.138" calcext:value-type="float">
            <text:p>51,138</text:p>
          </table:table-cell>
          <table:table-cell/>
          <table:table-cell office:value-type="float" office:value="8100" calcext:value-type="float">
            <text:p>8100</text:p>
          </table:table-cell>
          <table:table-cell office:value-type="float" office:value="1054386" calcext:value-type="float">
            <text:p>1054386</text:p>
          </table:table-cell>
          <table:table-cell office:value-type="float" office:value="1391563" calcext:value-type="float">
            <text:p>1391563</text:p>
          </table:table-cell>
          <table:table-cell office:value-type="float" office:value="4.747" calcext:value-type="float">
            <text:p>4,74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36900" calcext:value-type="float">
            <text:p>36900</text:p>
          </table:table-cell>
          <table:table-cell office:value-type="float" office:value="33628201" calcext:value-type="float">
            <text:p>33628201</text:p>
          </table:table-cell>
          <table:table-cell office:value-type="float" office:value="56.965" calcext:value-type="float">
            <text:p>56,965</text:p>
          </table:table-cell>
          <table:table-cell/>
          <table:table-cell office:value-type="float" office:value="8200" calcext:value-type="float">
            <text:p>8200</text:p>
          </table:table-cell>
          <table:table-cell office:value-type="float" office:value="1061562" calcext:value-type="float">
            <text:p>1061562</text:p>
          </table:table-cell>
          <table:table-cell office:value-type="float" office:value="1397177" calcext:value-type="float">
            <text:p>1397177</text:p>
          </table:table-cell>
          <table:table-cell office:value-type="float" office:value="4.988" calcext:value-type="float">
            <text:p>4,988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37350" calcext:value-type="float">
            <text:p>37350</text:p>
          </table:table-cell>
          <table:table-cell office:value-type="float" office:value="34453301" calcext:value-type="float">
            <text:p>34453301</text:p>
          </table:table-cell>
          <table:table-cell office:value-type="float" office:value="53.522" calcext:value-type="float">
            <text:p>53,522</text:p>
          </table:table-cell>
          <table:table-cell/>
          <table:table-cell office:value-type="float" office:value="8300" calcext:value-type="float">
            <text:p>8300</text:p>
          </table:table-cell>
          <table:table-cell office:value-type="float" office:value="1085334" calcext:value-type="float">
            <text:p>1085334</text:p>
          </table:table-cell>
          <table:table-cell office:value-type="float" office:value="1429854" calcext:value-type="float">
            <text:p>1429854</text:p>
          </table:table-cell>
          <table:table-cell office:value-type="float" office:value="4.874" calcext:value-type="float">
            <text:p>4,874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37800" calcext:value-type="float">
            <text:p>37800</text:p>
          </table:table-cell>
          <table:table-cell office:value-type="float" office:value="35288401" calcext:value-type="float">
            <text:p>35288401</text:p>
          </table:table-cell>
          <table:table-cell office:value-type="float" office:value="55.061" calcext:value-type="float">
            <text:p>55,061</text:p>
          </table:table-cell>
          <table:table-cell/>
          <table:table-cell office:value-type="float" office:value="8400" calcext:value-type="float">
            <text:p>8400</text:p>
          </table:table-cell>
          <table:table-cell office:value-type="float" office:value="1087386" calcext:value-type="float">
            <text:p>1087386</text:p>
          </table:table-cell>
          <table:table-cell office:value-type="float" office:value="1431763" calcext:value-type="float">
            <text:p>1431763</text:p>
          </table:table-cell>
          <table:table-cell office:value-type="float" office:value="4.873" calcext:value-type="float">
            <text:p>4,873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38250" calcext:value-type="float">
            <text:p>38250</text:p>
          </table:table-cell>
          <table:table-cell office:value-type="float" office:value="36133501" calcext:value-type="float">
            <text:p>36133501</text:p>
          </table:table-cell>
          <table:table-cell office:value-type="float" office:value="55.709" calcext:value-type="float">
            <text:p>55,709</text:p>
          </table:table-cell>
          <table:table-cell/>
          <table:table-cell office:value-type="float" office:value="8500" calcext:value-type="float">
            <text:p>8500</text:p>
          </table:table-cell>
          <table:table-cell office:value-type="float" office:value="1094286" calcext:value-type="float">
            <text:p>1094286</text:p>
          </table:table-cell>
          <table:table-cell office:value-type="float" office:value="1444203" calcext:value-type="float">
            <text:p>1444203</text:p>
          </table:table-cell>
          <table:table-cell office:value-type="float" office:value="5.032" calcext:value-type="float">
            <text:p>5,032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38700" calcext:value-type="float">
            <text:p>38700</text:p>
          </table:table-cell>
          <table:table-cell office:value-type="float" office:value="36988601" calcext:value-type="float">
            <text:p>36988601</text:p>
          </table:table-cell>
          <table:table-cell office:value-type="float" office:value="60.755" calcext:value-type="float">
            <text:p>60,755</text:p>
          </table:table-cell>
          <table:table-cell/>
          <table:table-cell office:value-type="float" office:value="8600" calcext:value-type="float">
            <text:p>8600</text:p>
          </table:table-cell>
          <table:table-cell office:value-type="float" office:value="1110309" calcext:value-type="float">
            <text:p>1110309</text:p>
          </table:table-cell>
          <table:table-cell office:value-type="float" office:value="1463728" calcext:value-type="float">
            <text:p>1463728</text:p>
          </table:table-cell>
          <table:table-cell office:value-type="float" office:value="5.085" calcext:value-type="float">
            <text:p>5,085</text:p>
          </table:table-cell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39150" calcext:value-type="float">
            <text:p>39150</text:p>
          </table:table-cell>
          <table:table-cell office:value-type="float" office:value="37853701" calcext:value-type="float">
            <text:p>37853701</text:p>
          </table:table-cell>
          <table:table-cell office:value-type="float" office:value="60.466" calcext:value-type="float">
            <text:p>60,466</text:p>
          </table:table-cell>
          <table:table-cell/>
          <table:table-cell office:value-type="float" office:value="8700" calcext:value-type="float">
            <text:p>8700</text:p>
          </table:table-cell>
          <table:table-cell office:value-type="float" office:value="1137306" calcext:value-type="float">
            <text:p>1137306</text:p>
          </table:table-cell>
          <table:table-cell office:value-type="float" office:value="1497956" calcext:value-type="float">
            <text:p>1497956</text:p>
          </table:table-cell>
          <table:table-cell office:value-type="float" office:value="5.245" calcext:value-type="float">
            <text:p>5,245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39600" calcext:value-type="float">
            <text:p>39600</text:p>
          </table:table-cell>
          <table:table-cell office:value-type="float" office:value="38728801" calcext:value-type="float">
            <text:p>38728801</text:p>
          </table:table-cell>
          <table:table-cell office:value-type="float" office:value="61.561" calcext:value-type="float">
            <text:p>61,561</text:p>
          </table:table-cell>
          <table:table-cell/>
          <table:table-cell office:value-type="float" office:value="8800" calcext:value-type="float">
            <text:p>8800</text:p>
          </table:table-cell>
          <table:table-cell office:value-type="float" office:value="1154379" calcext:value-type="float">
            <text:p>1154379</text:p>
          </table:table-cell>
          <table:table-cell office:value-type="float" office:value="1519459" calcext:value-type="float">
            <text:p>1519459</text:p>
          </table:table-cell>
          <table:table-cell office:value-type="float" office:value="5.388" calcext:value-type="float">
            <text:p>5,38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40050" calcext:value-type="float">
            <text:p>40050</text:p>
          </table:table-cell>
          <table:table-cell office:value-type="float" office:value="39613901" calcext:value-type="float">
            <text:p>39613901</text:p>
          </table:table-cell>
          <table:table-cell office:value-type="float" office:value="60.959" calcext:value-type="float">
            <text:p>60,959</text:p>
          </table:table-cell>
          <table:table-cell/>
          <table:table-cell office:value-type="float" office:value="8900" calcext:value-type="float">
            <text:p>8900</text:p>
          </table:table-cell>
          <table:table-cell office:value-type="float" office:value="1143579" calcext:value-type="float">
            <text:p>1143579</text:p>
          </table:table-cell>
          <table:table-cell office:value-type="float" office:value="1502302" calcext:value-type="float">
            <text:p>1502302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0500" calcext:value-type="float">
            <text:p>40500</text:p>
          </table:table-cell>
          <table:table-cell office:value-type="float" office:value="40509001" calcext:value-type="float">
            <text:p>40509001</text:p>
          </table:table-cell>
          <table:table-cell office:value-type="float" office:value="62.775" calcext:value-type="float">
            <text:p>62,775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1168266" calcext:value-type="float">
            <text:p>1168266</text:p>
          </table:table-cell>
          <table:table-cell office:value-type="float" office:value="1537697" calcext:value-type="float">
            <text:p>1537697</text:p>
          </table:table-cell>
          <table:table-cell office:value-type="float" office:value="5.317" calcext:value-type="float">
            <text:p>5,317</text:p>
          </table:table-cell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40950" calcext:value-type="float">
            <text:p>40950</text:p>
          </table:table-cell>
          <table:table-cell office:value-type="float" office:value="41414101" calcext:value-type="float">
            <text:p>41414101</text:p>
          </table:table-cell>
          <table:table-cell office:value-type="float" office:value="64.417" calcext:value-type="float">
            <text:p>64,417</text:p>
          </table:table-cell>
          <table:table-cell/>
          <table:table-cell office:value-type="float" office:value="9100" calcext:value-type="float">
            <text:p>9100</text:p>
          </table:table-cell>
          <table:table-cell office:value-type="float" office:value="1181973" calcext:value-type="float">
            <text:p>1181973</text:p>
          </table:table-cell>
          <table:table-cell office:value-type="float" office:value="1553253" calcext:value-type="float">
            <text:p>1553253</text:p>
          </table:table-cell>
          <table:table-cell office:value-type="float" office:value="5.52" calcext:value-type="float">
            <text:p>5,52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41400" calcext:value-type="float">
            <text:p>41400</text:p>
          </table:table-cell>
          <table:table-cell office:value-type="float" office:value="42329201" calcext:value-type="float">
            <text:p>42329201</text:p>
          </table:table-cell>
          <table:table-cell office:value-type="float" office:value="67.199" calcext:value-type="float">
            <text:p>67,199</text:p>
          </table:table-cell>
          <table:table-cell/>
          <table:table-cell office:value-type="float" office:value="9200" calcext:value-type="float">
            <text:p>9200</text:p>
          </table:table-cell>
          <table:table-cell office:value-type="float" office:value="1212009" calcext:value-type="float">
            <text:p>1212009</text:p>
          </table:table-cell>
          <table:table-cell office:value-type="float" office:value="1598892" calcext:value-type="float">
            <text:p>1598892</text:p>
          </table:table-cell>
          <table:table-cell office:value-type="float" office:value="5.383" calcext:value-type="float">
            <text:p>5,383</text:p>
          </table:table-cell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41850" calcext:value-type="float">
            <text:p>41850</text:p>
          </table:table-cell>
          <table:table-cell office:value-type="float" office:value="43254301" calcext:value-type="float">
            <text:p>43254301</text:p>
          </table:table-cell>
          <table:table-cell office:value-type="float" office:value="68.663" calcext:value-type="float">
            <text:p>68,663</text:p>
          </table:table-cell>
          <table:table-cell/>
          <table:table-cell office:value-type="float" office:value="9300" calcext:value-type="float">
            <text:p>9300</text:p>
          </table:table-cell>
          <table:table-cell office:value-type="float" office:value="1231926" calcext:value-type="float">
            <text:p>1231926</text:p>
          </table:table-cell>
          <table:table-cell office:value-type="float" office:value="1623936" calcext:value-type="float">
            <text:p>1623936</text:p>
          </table:table-cell>
          <table:table-cell office:value-type="float" office:value="5.886" calcext:value-type="float">
            <text:p>5,88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42300" calcext:value-type="float">
            <text:p>42300</text:p>
          </table:table-cell>
          <table:table-cell office:value-type="float" office:value="44189401" calcext:value-type="float">
            <text:p>44189401</text:p>
          </table:table-cell>
          <table:table-cell office:value-type="float" office:value="69.106" calcext:value-type="float">
            <text:p>69,106</text:p>
          </table:table-cell>
          <table:table-cell/>
          <table:table-cell office:value-type="float" office:value="9400" calcext:value-type="float">
            <text:p>9400</text:p>
          </table:table-cell>
          <table:table-cell office:value-type="float" office:value="1239813" calcext:value-type="float">
            <text:p>1239813</text:p>
          </table:table-cell>
          <table:table-cell office:value-type="float" office:value="1634788" calcext:value-type="float">
            <text:p>1634788</text:p>
          </table:table-cell>
          <table:table-cell office:value-type="float" office:value="6.176" calcext:value-type="float">
            <text:p>6,176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42750" calcext:value-type="float">
            <text:p>42750</text:p>
          </table:table-cell>
          <table:table-cell office:value-type="float" office:value="45134501" calcext:value-type="float">
            <text:p>45134501</text:p>
          </table:table-cell>
          <table:table-cell office:value-type="float" office:value="72.236" calcext:value-type="float">
            <text:p>72,236</text:p>
          </table:table-cell>
          <table:table-cell/>
          <table:table-cell office:value-type="float" office:value="9500" calcext:value-type="float">
            <text:p>9500</text:p>
          </table:table-cell>
          <table:table-cell office:value-type="float" office:value="1249581" calcext:value-type="float">
            <text:p>1249581</text:p>
          </table:table-cell>
          <table:table-cell office:value-type="float" office:value="1648857" calcext:value-type="float">
            <text:p>1648857</text:p>
          </table:table-cell>
          <table:table-cell office:value-type="float" office:value="5.582" calcext:value-type="float">
            <text:p>5,582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43200" calcext:value-type="float">
            <text:p>43200</text:p>
          </table:table-cell>
          <table:table-cell office:value-type="float" office:value="46089601" calcext:value-type="float">
            <text:p>46089601</text:p>
          </table:table-cell>
          <table:table-cell office:value-type="float" office:value="75.048" calcext:value-type="float">
            <text:p>75,048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float" office:value="1279737" calcext:value-type="float">
            <text:p>1279737</text:p>
          </table:table-cell>
          <table:table-cell office:value-type="float" office:value="1686594" calcext:value-type="float">
            <text:p>1686594</text:p>
          </table:table-cell>
          <table:table-cell office:value-type="float" office:value="8.388" calcext:value-type="float">
            <text:p>8,388</text:p>
          </table:table-cell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43650" calcext:value-type="float">
            <text:p>43650</text:p>
          </table:table-cell>
          <table:table-cell office:value-type="float" office:value="47054701" calcext:value-type="float">
            <text:p>47054701</text:p>
          </table:table-cell>
          <table:table-cell office:value-type="float" office:value="75.443" calcext:value-type="float">
            <text:p>75,443</text:p>
          </table:table-cell>
          <table:table-cell/>
          <table:table-cell office:value-type="float" office:value="9700" calcext:value-type="float">
            <text:p>9700</text:p>
          </table:table-cell>
          <table:table-cell office:value-type="float" office:value="1270635" calcext:value-type="float">
            <text:p>1270635</text:p>
          </table:table-cell>
          <table:table-cell office:value-type="float" office:value="1671279" calcext:value-type="float">
            <text:p>1671279</text:p>
          </table:table-cell>
          <table:table-cell office:value-type="float" office:value="5.672" calcext:value-type="float">
            <text:p>5,672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44100" calcext:value-type="float">
            <text:p>44100</text:p>
          </table:table-cell>
          <table:table-cell office:value-type="float" office:value="48029801" calcext:value-type="float">
            <text:p>48029801</text:p>
          </table:table-cell>
          <table:table-cell office:value-type="float" office:value="75.569" calcext:value-type="float">
            <text:p>75,569</text:p>
          </table:table-cell>
          <table:table-cell/>
          <table:table-cell office:value-type="float" office:value="9800" calcext:value-type="float">
            <text:p>9800</text:p>
          </table:table-cell>
          <table:table-cell office:value-type="float" office:value="1303176" calcext:value-type="float">
            <text:p>1303176</text:p>
          </table:table-cell>
          <table:table-cell office:value-type="float" office:value="1720205" calcext:value-type="float">
            <text:p>1720205</text:p>
          </table:table-cell>
          <table:table-cell office:value-type="float" office:value="6.643" calcext:value-type="float">
            <text:p>6,643</text:p>
          </table:table-cell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44550" calcext:value-type="float">
            <text:p>44550</text:p>
          </table:table-cell>
          <table:table-cell office:value-type="float" office:value="49014901" calcext:value-type="float">
            <text:p>49014901</text:p>
          </table:table-cell>
          <table:table-cell office:value-type="float" office:value="78.574" calcext:value-type="float">
            <text:p>78,574</text:p>
          </table:table-cell>
          <table:table-cell/>
          <table:table-cell office:value-type="float" office:value="9900" calcext:value-type="float">
            <text:p>9900</text:p>
          </table:table-cell>
          <table:table-cell office:value-type="float" office:value="1314858" calcext:value-type="float">
            <text:p>1314858</text:p>
          </table:table-cell>
          <table:table-cell office:value-type="float" office:value="1734174" calcext:value-type="float">
            <text:p>1734174</text:p>
          </table:table-cell>
          <table:table-cell office:value-type="float" office:value="5.839" calcext:value-type="float">
            <text:p>5,83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5000" calcext:value-type="float">
            <text:p>45000</text:p>
          </table:table-cell>
          <table:table-cell office:value-type="float" office:value="50010001" calcext:value-type="float">
            <text:p>50010001</text:p>
          </table:table-cell>
          <table:table-cell office:value-type="float" office:value="85.828" calcext:value-type="float">
            <text:p>85,82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1345299" calcext:value-type="float">
            <text:p>1345299</text:p>
          </table:table-cell>
          <table:table-cell office:value-type="float" office:value="1772586" calcext:value-type="float">
            <text:p>1772586</text:p>
          </table:table-cell>
          <table:table-cell office:value-type="float" office:value="6.015" calcext:value-type="float">
            <text:p>6,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5-18T18:51:21.491688079</dc:date>
    <meta:editing-duration>PT9M3S</meta:editing-duration>
    <meta:editing-cycles>1</meta:editing-cycles>
    <meta:document-statistic meta:table-count="1" meta:cell-count="80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72cm" svg:height="10.281cm" xlink:href=".." xlink:type="simple" chart:class="chart:line" chart:style-name="ch1">
        <chart:title svg:x="6.019cm" svg:y="0.341cm" chart:style-name="ch2">
          <text:p>Porównania dla dpqs i dpqsSelect</text:p>
        </chart:title>
        <chart:legend chart:legend-position="end" svg:x="14.697cm" svg:y="4.592cm" style:legend-expansion="high" chart:style-name="ch3"/>
        <chart:plot-area chart:style-name="ch4" table:cell-range-address="DPQS_worst_m.A1:DPQS_worst_m.B101 DPQS_worst_m.G1:DPQS_worst_m.G101" chart:data-source-has-labels="both" svg:x="0.377cm" svg:y="1.325cm" svg:width="13.943cm" svg:height="8.751cm">
          <chartooo:coordinate-region svg:x="1.924cm" svg:y="1.325cm" svg:width="12.396cm" svg:height="7.498cm"/>
          <chart:axis chart:dimension="x" chart:name="primary-x" chart:style-name="ch5" chartooo:axis-type="auto">
            <chartooo:date-scale/>
            <chart:categories table:cell-range-address="DPQS_worst_m.A2:DPQS_worst_m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PQS_worst_m.B2:DPQS_worst_m.B101" chart:label-cell-address="DPQS_worst_m.B1:DPQS_worst_m.B1" chart:class="chart:line">
            <chart:data-point chart:repeated="100"/>
          </chart:series>
          <chart:series chart:style-name="ch8" chart:values-cell-range-address="DPQS_worst_m.G2:DPQS_worst_m.G101" chart:label-cell-address="DPQS_worst_m.G1:DPQS_worst_m.G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ównania_dpqs</text:p>
                <draw:g>
                  <svg:desc>DPQS_worst_m.B1:DPQS_worst_m.B1</svg:desc>
                </draw:g>
              </table:table-cell>
              <table:table-cell office:value-type="string">
                <text:p>porównania_dpqss</text:p>
                <draw:g>
                  <svg:desc>DPQS_worst_m.G1:DPQS_worst_m.G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PQS_worst_m.A2:DPQS_worst_m.A101</svg:desc>
                </draw:g>
              </table:table-cell>
              <table:table-cell office:value-type="float" office:value="450">
                <text:p>450</text:p>
                <draw:g>
                  <svg:desc>DPQS_worst_m.B2:DPQS_worst_m.B101</svg:desc>
                </draw:g>
              </table:table-cell>
              <table:table-cell office:value-type="float" office:value="5157">
                <text:p>5157</text:p>
                <draw:g>
                  <svg:desc>DPQS_worst_m.G2:DPQS_worst_m.G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900">
                <text:p>900</text:p>
              </table:table-cell>
              <table:table-cell office:value-type="float" office:value="12294">
                <text:p>12294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50">
                <text:p>1350</text:p>
              </table:table-cell>
              <table:table-cell office:value-type="float" office:value="21966">
                <text:p>2196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800">
                <text:p>1800</text:p>
              </table:table-cell>
              <table:table-cell office:value-type="float" office:value="30228">
                <text:p>3022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50">
                <text:p>2250</text:p>
              </table:table-cell>
              <table:table-cell office:value-type="float" office:value="39225">
                <text:p>392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700">
                <text:p>2700</text:p>
              </table:table-cell>
              <table:table-cell office:value-type="float" office:value="50289">
                <text:p>5028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150">
                <text:p>3150</text:p>
              </table:table-cell>
              <table:table-cell office:value-type="float" office:value="58548">
                <text:p>5854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600">
                <text:p>3600</text:p>
              </table:table-cell>
              <table:table-cell office:value-type="float" office:value="69087">
                <text:p>6908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050">
                <text:p>4050</text:p>
              </table:table-cell>
              <table:table-cell office:value-type="float" office:value="79425">
                <text:p>794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4500">
                <text:p>4500</text:p>
              </table:table-cell>
              <table:table-cell office:value-type="float" office:value="90165">
                <text:p>9016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4950">
                <text:p>4950</text:p>
              </table:table-cell>
              <table:table-cell office:value-type="float" office:value="102525">
                <text:p>10252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5400">
                <text:p>5400</text:p>
              </table:table-cell>
              <table:table-cell office:value-type="float" office:value="112302">
                <text:p>112302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5850">
                <text:p>5850</text:p>
              </table:table-cell>
              <table:table-cell office:value-type="float" office:value="125988">
                <text:p>12598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6300">
                <text:p>6300</text:p>
              </table:table-cell>
              <table:table-cell office:value-type="float" office:value="138033">
                <text:p>138033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750">
                <text:p>6750</text:p>
              </table:table-cell>
              <table:table-cell office:value-type="float" office:value="148791">
                <text:p>14879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7200">
                <text:p>7200</text:p>
              </table:table-cell>
              <table:table-cell office:value-type="float" office:value="158640">
                <text:p>15864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650">
                <text:p>7650</text:p>
              </table:table-cell>
              <table:table-cell office:value-type="float" office:value="170547">
                <text:p>17054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100">
                <text:p>8100</text:p>
              </table:table-cell>
              <table:table-cell office:value-type="float" office:value="180276">
                <text:p>18027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8550">
                <text:p>8550</text:p>
              </table:table-cell>
              <table:table-cell office:value-type="float" office:value="194571">
                <text:p>19457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9000">
                <text:p>9000</text:p>
              </table:table-cell>
              <table:table-cell office:value-type="float" office:value="204732">
                <text:p>204732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9450">
                <text:p>9450</text:p>
              </table:table-cell>
              <table:table-cell office:value-type="float" office:value="217461">
                <text:p>21746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9900">
                <text:p>9900</text:p>
              </table:table-cell>
              <table:table-cell office:value-type="float" office:value="229836">
                <text:p>22983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0350">
                <text:p>10350</text:p>
              </table:table-cell>
              <table:table-cell office:value-type="float" office:value="248214">
                <text:p>24821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0800">
                <text:p>10800</text:p>
              </table:table-cell>
              <table:table-cell office:value-type="float" office:value="254712">
                <text:p>25471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11250">
                <text:p>11250</text:p>
              </table:table-cell>
              <table:table-cell office:value-type="float" office:value="271365">
                <text:p>27136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1700">
                <text:p>11700</text:p>
              </table:table-cell>
              <table:table-cell office:value-type="float" office:value="283056">
                <text:p>28305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12150">
                <text:p>12150</text:p>
              </table:table-cell>
              <table:table-cell office:value-type="float" office:value="294792">
                <text:p>29479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12600">
                <text:p>12600</text:p>
              </table:table-cell>
              <table:table-cell office:value-type="float" office:value="308394">
                <text:p>3083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13050">
                <text:p>13050</text:p>
              </table:table-cell>
              <table:table-cell office:value-type="float" office:value="320790">
                <text:p>320790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3500">
                <text:p>13500</text:p>
              </table:table-cell>
              <table:table-cell office:value-type="float" office:value="332634">
                <text:p>332634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13950">
                <text:p>13950</text:p>
              </table:table-cell>
              <table:table-cell office:value-type="float" office:value="346047">
                <text:p>346047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4400">
                <text:p>14400</text:p>
              </table:table-cell>
              <table:table-cell office:value-type="float" office:value="358356">
                <text:p>358356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14850">
                <text:p>14850</text:p>
              </table:table-cell>
              <table:table-cell office:value-type="float" office:value="372987">
                <text:p>372987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15300">
                <text:p>15300</text:p>
              </table:table-cell>
              <table:table-cell office:value-type="float" office:value="385611">
                <text:p>385611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5750">
                <text:p>15750</text:p>
              </table:table-cell>
              <table:table-cell office:value-type="float" office:value="391746">
                <text:p>391746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6200">
                <text:p>16200</text:p>
              </table:table-cell>
              <table:table-cell office:value-type="float" office:value="404247">
                <text:p>404247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6650">
                <text:p>16650</text:p>
              </table:table-cell>
              <table:table-cell office:value-type="float" office:value="423363">
                <text:p>423363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7100">
                <text:p>17100</text:p>
              </table:table-cell>
              <table:table-cell office:value-type="float" office:value="435264">
                <text:p>435264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7550">
                <text:p>17550</text:p>
              </table:table-cell>
              <table:table-cell office:value-type="float" office:value="442044">
                <text:p>442044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8000">
                <text:p>18000</text:p>
              </table:table-cell>
              <table:table-cell office:value-type="float" office:value="457527">
                <text:p>457527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8450">
                <text:p>18450</text:p>
              </table:table-cell>
              <table:table-cell office:value-type="float" office:value="475869">
                <text:p>475869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8900">
                <text:p>18900</text:p>
              </table:table-cell>
              <table:table-cell office:value-type="float" office:value="483762">
                <text:p>483762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9350">
                <text:p>19350</text:p>
              </table:table-cell>
              <table:table-cell office:value-type="float" office:value="506001">
                <text:p>506001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9800">
                <text:p>19800</text:p>
              </table:table-cell>
              <table:table-cell office:value-type="float" office:value="520923">
                <text:p>520923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20250">
                <text:p>20250</text:p>
              </table:table-cell>
              <table:table-cell office:value-type="float" office:value="531801">
                <text:p>531801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20700">
                <text:p>20700</text:p>
              </table:table-cell>
              <table:table-cell office:value-type="float" office:value="551004">
                <text:p>551004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21150">
                <text:p>21150</text:p>
              </table:table-cell>
              <table:table-cell office:value-type="float" office:value="556761">
                <text:p>556761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1600">
                <text:p>21600</text:p>
              </table:table-cell>
              <table:table-cell office:value-type="float" office:value="572097">
                <text:p>572097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2050">
                <text:p>22050</text:p>
              </table:table-cell>
              <table:table-cell office:value-type="float" office:value="586875">
                <text:p>58687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2500">
                <text:p>22500</text:p>
              </table:table-cell>
              <table:table-cell office:value-type="float" office:value="597675">
                <text:p>597675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2950">
                <text:p>22950</text:p>
              </table:table-cell>
              <table:table-cell office:value-type="float" office:value="619992">
                <text:p>619992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3400">
                <text:p>23400</text:p>
              </table:table-cell>
              <table:table-cell office:value-type="float" office:value="629205">
                <text:p>629205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3850">
                <text:p>23850</text:p>
              </table:table-cell>
              <table:table-cell office:value-type="float" office:value="649152">
                <text:p>649152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4300">
                <text:p>24300</text:p>
              </table:table-cell>
              <table:table-cell office:value-type="float" office:value="657408">
                <text:p>657408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4750">
                <text:p>24750</text:p>
              </table:table-cell>
              <table:table-cell office:value-type="float" office:value="666339">
                <text:p>666339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5200">
                <text:p>25200</text:p>
              </table:table-cell>
              <table:table-cell office:value-type="float" office:value="698649">
                <text:p>698649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5650">
                <text:p>25650</text:p>
              </table:table-cell>
              <table:table-cell office:value-type="float" office:value="704409">
                <text:p>704409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6100">
                <text:p>26100</text:p>
              </table:table-cell>
              <table:table-cell office:value-type="float" office:value="713514">
                <text:p>713514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6550">
                <text:p>26550</text:p>
              </table:table-cell>
              <table:table-cell office:value-type="float" office:value="716049">
                <text:p>71604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7000">
                <text:p>27000</text:p>
              </table:table-cell>
              <table:table-cell office:value-type="float" office:value="748035">
                <text:p>748035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7450">
                <text:p>27450</text:p>
              </table:table-cell>
              <table:table-cell office:value-type="float" office:value="767556">
                <text:p>767556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27900">
                <text:p>27900</text:p>
              </table:table-cell>
              <table:table-cell office:value-type="float" office:value="759588">
                <text:p>759588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28350">
                <text:p>28350</text:p>
              </table:table-cell>
              <table:table-cell office:value-type="float" office:value="789030">
                <text:p>789030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8800">
                <text:p>28800</text:p>
              </table:table-cell>
              <table:table-cell office:value-type="float" office:value="791169">
                <text:p>791169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29250">
                <text:p>29250</text:p>
              </table:table-cell>
              <table:table-cell office:value-type="float" office:value="806976">
                <text:p>806976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29700">
                <text:p>29700</text:p>
              </table:table-cell>
              <table:table-cell office:value-type="float" office:value="830409">
                <text:p>83040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0150">
                <text:p>30150</text:p>
              </table:table-cell>
              <table:table-cell office:value-type="float" office:value="830799">
                <text:p>830799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0600">
                <text:p>30600</text:p>
              </table:table-cell>
              <table:table-cell office:value-type="float" office:value="847080">
                <text:p>847080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1050">
                <text:p>31050</text:p>
              </table:table-cell>
              <table:table-cell office:value-type="float" office:value="869142">
                <text:p>86914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31500">
                <text:p>31500</text:p>
              </table:table-cell>
              <table:table-cell office:value-type="float" office:value="880476">
                <text:p>880476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1950">
                <text:p>31950</text:p>
              </table:table-cell>
              <table:table-cell office:value-type="float" office:value="908136">
                <text:p>908136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32400">
                <text:p>32400</text:p>
              </table:table-cell>
              <table:table-cell office:value-type="float" office:value="914016">
                <text:p>914016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32850">
                <text:p>32850</text:p>
              </table:table-cell>
              <table:table-cell office:value-type="float" office:value="929019">
                <text:p>929019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33300">
                <text:p>33300</text:p>
              </table:table-cell>
              <table:table-cell office:value-type="float" office:value="947361">
                <text:p>947361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33750">
                <text:p>33750</text:p>
              </table:table-cell>
              <table:table-cell office:value-type="float" office:value="961950">
                <text:p>961950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34200">
                <text:p>34200</text:p>
              </table:table-cell>
              <table:table-cell office:value-type="float" office:value="977757">
                <text:p>977757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34650">
                <text:p>34650</text:p>
              </table:table-cell>
              <table:table-cell office:value-type="float" office:value="986037">
                <text:p>986037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35100">
                <text:p>35100</text:p>
              </table:table-cell>
              <table:table-cell office:value-type="float" office:value="993912">
                <text:p>993912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35550">
                <text:p>35550</text:p>
              </table:table-cell>
              <table:table-cell office:value-type="float" office:value="1009872">
                <text:p>1009872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6000">
                <text:p>36000</text:p>
              </table:table-cell>
              <table:table-cell office:value-type="float" office:value="1019937">
                <text:p>1019937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36450">
                <text:p>36450</text:p>
              </table:table-cell>
              <table:table-cell office:value-type="float" office:value="1054386">
                <text:p>1054386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36900">
                <text:p>36900</text:p>
              </table:table-cell>
              <table:table-cell office:value-type="float" office:value="1061562">
                <text:p>1061562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37350">
                <text:p>37350</text:p>
              </table:table-cell>
              <table:table-cell office:value-type="float" office:value="1085334">
                <text:p>108533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37800">
                <text:p>37800</text:p>
              </table:table-cell>
              <table:table-cell office:value-type="float" office:value="1087386">
                <text:p>1087386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38250">
                <text:p>38250</text:p>
              </table:table-cell>
              <table:table-cell office:value-type="float" office:value="1094286">
                <text:p>1094286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38700">
                <text:p>38700</text:p>
              </table:table-cell>
              <table:table-cell office:value-type="float" office:value="1110309">
                <text:p>1110309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39150">
                <text:p>39150</text:p>
              </table:table-cell>
              <table:table-cell office:value-type="float" office:value="1137306">
                <text:p>113730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39600">
                <text:p>39600</text:p>
              </table:table-cell>
              <table:table-cell office:value-type="float" office:value="1154379">
                <text:p>1154379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40050">
                <text:p>40050</text:p>
              </table:table-cell>
              <table:table-cell office:value-type="float" office:value="1143579">
                <text:p>11435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40500">
                <text:p>40500</text:p>
              </table:table-cell>
              <table:table-cell office:value-type="float" office:value="1168266">
                <text:p>1168266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40950">
                <text:p>40950</text:p>
              </table:table-cell>
              <table:table-cell office:value-type="float" office:value="1181973">
                <text:p>1181973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41400">
                <text:p>41400</text:p>
              </table:table-cell>
              <table:table-cell office:value-type="float" office:value="1212009">
                <text:p>1212009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41850">
                <text:p>41850</text:p>
              </table:table-cell>
              <table:table-cell office:value-type="float" office:value="1231926">
                <text:p>123192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42300">
                <text:p>42300</text:p>
              </table:table-cell>
              <table:table-cell office:value-type="float" office:value="1239813">
                <text:p>1239813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42750">
                <text:p>42750</text:p>
              </table:table-cell>
              <table:table-cell office:value-type="float" office:value="1249581">
                <text:p>1249581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43200">
                <text:p>43200</text:p>
              </table:table-cell>
              <table:table-cell office:value-type="float" office:value="1279737">
                <text:p>1279737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43650">
                <text:p>43650</text:p>
              </table:table-cell>
              <table:table-cell office:value-type="float" office:value="1270635">
                <text:p>1270635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44100">
                <text:p>44100</text:p>
              </table:table-cell>
              <table:table-cell office:value-type="float" office:value="1303176">
                <text:p>1303176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44550">
                <text:p>44550</text:p>
              </table:table-cell>
              <table:table-cell office:value-type="float" office:value="1314858">
                <text:p>131485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5000">
                <text:p>45000</text:p>
              </table:table-cell>
              <table:table-cell office:value-type="float" office:value="1345299">
                <text:p>1345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78cm" svg:height="10.281cm" xlink:href=".." xlink:type="simple" chart:class="chart:line" chart:style-name="ch1">
        <chart:title svg:x="7.108cm" svg:y="0.341cm" chart:style-name="ch2">
          <text:p>Czas dla dpqs i dpqsSelect</text:p>
        </chart:title>
        <chart:legend chart:legend-position="end" svg:x="16.584cm" svg:y="4.592cm" style:legend-expansion="high" chart:style-name="ch3"/>
        <chart:plot-area chart:style-name="ch4" table:cell-range-address="DPQS_worst_m.A1:DPQS_worst_m.A101 DPQS_worst_m.D1:DPQS_worst_m.D101 DPQS_worst_m.I1:DPQS_worst_m.I101" chart:data-source-has-labels="both" svg:x="0.395cm" svg:y="1.325cm" svg:width="15.794cm" svg:height="8.751cm">
          <chartooo:coordinate-region svg:x="1.202cm" svg:y="1.325cm" svg:width="14.987cm" svg:height="7.498cm"/>
          <chart:axis chart:dimension="x" chart:name="primary-x" chart:style-name="ch5" chartooo:axis-type="auto">
            <chartooo:date-scale/>
            <chart:categories table:cell-range-address="DPQS_worst_m.A2:DPQS_worst_m.A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PQS_worst_m.D2:DPQS_worst_m.D101" chart:label-cell-address="DPQS_worst_m.D1:DPQS_worst_m.D1" chart:class="chart:line">
            <chart:data-point chart:repeated="100"/>
          </chart:series>
          <chart:series chart:style-name="ch8" chart:values-cell-range-address="DPQS_worst_m.I2:DPQS_worst_m.I101" chart:label-cell-address="DPQS_worst_m.I1:DPQS_worst_m.I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as_dpqs</text:p>
                <draw:g>
                  <svg:desc>DPQS_worst_m.D1:DPQS_worst_m.D1</svg:desc>
                </draw:g>
              </table:table-cell>
              <table:table-cell office:value-type="string">
                <text:p>czas_dpqss</text:p>
                <draw:g>
                  <svg:desc>DPQS_worst_m.I1:DPQS_worst_m.I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DPQS_worst_m.A2:DPQS_worst_m.A101</svg:desc>
                </draw:g>
              </table:table-cell>
              <table:table-cell office:value-type="float" office:value="0.013">
                <text:p>0.013</text:p>
                <draw:g>
                  <svg:desc>DPQS_worst_m.D2:DPQS_worst_m.D101</svg:desc>
                </draw:g>
              </table:table-cell>
              <table:table-cell office:value-type="float" office:value="0.048">
                <text:p>0.048</text:p>
                <draw:g>
                  <svg:desc>DPQS_worst_m.I2:DPQS_worst_m.I10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45">
                <text:p>0.04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117">
                <text:p>0.117</text:p>
              </table:table-cell>
              <table:table-cell office:value-type="float" office:value="0.211">
                <text:p>0.2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57">
                <text:p>0.157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35">
                <text:p>0.235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401">
                <text:p>0.401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476">
                <text:p>0.476</text:p>
              </table:table-cell>
              <table:table-cell office:value-type="float" office:value="0.314">
                <text:p>0.31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749">
                <text:p>0.749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75">
                <text:p>0.75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5">
                <text:p>0.945</text:p>
              </table:table-cell>
              <table:table-cell office:value-type="float" office:value="0.557">
                <text:p>0.55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.066">
                <text:p>1.06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567">
                <text:p>1.567</text:p>
              </table:table-cell>
              <table:table-cell office:value-type="float" office:value="0.621">
                <text:p>0.62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.498">
                <text:p>1.498</text:p>
              </table:table-cell>
              <table:table-cell office:value-type="float" office:value="0.658">
                <text:p>0.658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744">
                <text:p>1.744</text:p>
              </table:table-cell>
              <table:table-cell office:value-type="float" office:value="0.785">
                <text:p>0.7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2.787">
                <text:p>2.787</text:p>
              </table:table-cell>
              <table:table-cell office:value-type="float" office:value="1.169">
                <text:p>1.1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2.486">
                <text:p>2.486</text:p>
              </table:table-cell>
              <table:table-cell office:value-type="float" office:value="1.073">
                <text:p>1.073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2.449">
                <text:p>2.449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.872">
                <text:p>2.872</text:p>
              </table:table-cell>
              <table:table-cell office:value-type="float" office:value="0.944">
                <text:p>0.94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3.252">
                <text:p>3.25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.586">
                <text:p>3.586</text:p>
              </table:table-cell>
              <table:table-cell office:value-type="float" office:value="1.304">
                <text:p>1.30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4.143">
                <text:p>4.14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.681">
                <text:p>4.681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4.657">
                <text:p>4.657</text:p>
              </table:table-cell>
              <table:table-cell office:value-type="float" office:value="1.292">
                <text:p>1.29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.191">
                <text:p>5.191</text:p>
              </table:table-cell>
              <table:table-cell office:value-type="float" office:value="1.456">
                <text:p>1.45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5.699">
                <text:p>5.699</text:p>
              </table:table-cell>
              <table:table-cell office:value-type="float" office:value="1.403">
                <text:p>1.40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5.933">
                <text:p>5.933</text:p>
              </table:table-cell>
              <table:table-cell office:value-type="float" office:value="1.526">
                <text:p>1.526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6.435">
                <text:p>6.435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6.793">
                <text:p>6.793</text:p>
              </table:table-cell>
              <table:table-cell office:value-type="float" office:value="1.594">
                <text:p>1.594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7.536">
                <text:p>7.536</text:p>
              </table:table-cell>
              <table:table-cell office:value-type="float" office:value="1.611">
                <text:p>1.61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7.981">
                <text:p>7.981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8.085">
                <text:p>8.085</text:p>
              </table:table-cell>
              <table:table-cell office:value-type="float" office:value="1.752">
                <text:p>1.75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8.673">
                <text:p>8.673</text:p>
              </table:table-cell>
              <table:table-cell office:value-type="float" office:value="1.772">
                <text:p>1.772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9.147">
                <text:p>9.147</text:p>
              </table:table-cell>
              <table:table-cell office:value-type="float" office:value="1.89">
                <text:p>1.89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9.839">
                <text:p>9.839</text:p>
              </table:table-cell>
              <table:table-cell office:value-type="float" office:value="1.942">
                <text:p>1.942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10.472">
                <text:p>10.472</text:p>
              </table:table-cell>
              <table:table-cell office:value-type="float" office:value="1.951">
                <text:p>1.951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11.05">
                <text:p>11.05</text:p>
              </table:table-cell>
              <table:table-cell office:value-type="float" office:value="1.978">
                <text:p>1.978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11.528">
                <text:p>11.528</text:p>
              </table:table-cell>
              <table:table-cell office:value-type="float" office:value="2.341">
                <text:p>2.341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12.128">
                <text:p>12.12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13.36">
                <text:p>13.36</text:p>
              </table:table-cell>
              <table:table-cell office:value-type="float" office:value="2.206">
                <text:p>2.206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3.477">
                <text:p>13.477</text:p>
              </table:table-cell>
              <table:table-cell office:value-type="float" office:value="2.258">
                <text:p>2.258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14.218">
                <text:p>14.218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14.622">
                <text:p>14.622</text:p>
              </table:table-cell>
              <table:table-cell office:value-type="float" office:value="2.213">
                <text:p>2.213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15.655">
                <text:p>15.655</text:p>
              </table:table-cell>
              <table:table-cell office:value-type="float" office:value="2.649">
                <text:p>2.649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17.791">
                <text:p>17.791</text:p>
              </table:table-cell>
              <table:table-cell office:value-type="float" office:value="2.656">
                <text:p>2.656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17.542">
                <text:p>17.542</text:p>
              </table:table-cell>
              <table:table-cell office:value-type="float" office:value="2.614">
                <text:p>2.614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16.948">
                <text:p>16.948</text:p>
              </table:table-cell>
              <table:table-cell office:value-type="float" office:value="2.629">
                <text:p>2.629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18.919">
                <text:p>18.919</text:p>
              </table:table-cell>
              <table:table-cell office:value-type="float" office:value="2.742">
                <text:p>2.742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19.637">
                <text:p>19.637</text:p>
              </table:table-cell>
              <table:table-cell office:value-type="float" office:value="3.021">
                <text:p>3.021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20.766">
                <text:p>20.766</text:p>
              </table:table-cell>
              <table:table-cell office:value-type="float" office:value="3.049">
                <text:p>3.04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1.281">
                <text:p>21.281</text:p>
              </table:table-cell>
              <table:table-cell office:value-type="float" office:value="2.973">
                <text:p>2.973</text:p>
              </table:table-cell>
            </table:table-row>
            <table:table-row>
              <table:table-cell office:value-type="float" office:value="5100">
                <text:p>5100</text:p>
              </table:table-cell>
              <table:table-cell office:value-type="float" office:value="22.712">
                <text:p>22.712</text:p>
              </table:table-cell>
              <table:table-cell office:value-type="float" office:value="3.165">
                <text:p>3.16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5.953">
                <text:p>25.953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float" office:value="5300">
                <text:p>5300</text:p>
              </table:table-cell>
              <table:table-cell office:value-type="float" office:value="23.728">
                <text:p>23.728</text:p>
              </table:table-cell>
              <table:table-cell office:value-type="float" office:value="3.346">
                <text:p>3.346</text:p>
              </table:table-cell>
            </table:table-row>
            <table:table-row>
              <table:table-cell office:value-type="float" office:value="5400">
                <text:p>5400</text:p>
              </table:table-cell>
              <table:table-cell office:value-type="float" office:value="23.431">
                <text:p>23.431</text:p>
              </table:table-cell>
              <table:table-cell office:value-type="float" office:value="2.959">
                <text:p>2.959</text:p>
              </table:table-cell>
            </table:table-row>
            <table:table-row>
              <table:table-cell office:value-type="float" office:value="5500">
                <text:p>5500</text:p>
              </table:table-cell>
              <table:table-cell office:value-type="float" office:value="25.64">
                <text:p>25.64</text:p>
              </table:table-cell>
              <table:table-cell office:value-type="float" office:value="2.987">
                <text:p>2.987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4.296">
                <text:p>24.296</text:p>
              </table:table-cell>
              <table:table-cell office:value-type="float" office:value="3.277">
                <text:p>3.277</text:p>
              </table:table-cell>
            </table:table-row>
            <table:table-row>
              <table:table-cell office:value-type="float" office:value="5700">
                <text:p>5700</text:p>
              </table:table-cell>
              <table:table-cell office:value-type="float" office:value="25.958">
                <text:p>25.958</text:p>
              </table:table-cell>
              <table:table-cell office:value-type="float" office:value="3.183">
                <text:p>3.183</text:p>
              </table:table-cell>
            </table:table-row>
            <table:table-row>
              <table:table-cell office:value-type="float" office:value="5800">
                <text:p>5800</text:p>
              </table:table-cell>
              <table:table-cell office:value-type="float" office:value="29.299">
                <text:p>29.299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float" office:value="5900">
                <text:p>5900</text:p>
              </table:table-cell>
              <table:table-cell office:value-type="float" office:value="26.958">
                <text:p>26.958</text:p>
              </table:table-cell>
              <table:table-cell office:value-type="float" office:value="3.361">
                <text:p>3.36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30.17">
                <text:p>30.1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6100">
                <text:p>6100</text:p>
              </table:table-cell>
              <table:table-cell office:value-type="float" office:value="28.997">
                <text:p>28.997</text:p>
              </table:table-cell>
              <table:table-cell office:value-type="float" office:value="3.727">
                <text:p>3.727</text:p>
              </table:table-cell>
            </table:table-row>
            <table:table-row>
              <table:table-cell office:value-type="float" office:value="6200">
                <text:p>6200</text:p>
              </table:table-cell>
              <table:table-cell office:value-type="float" office:value="31.917">
                <text:p>31.917</text:p>
              </table:table-cell>
              <table:table-cell office:value-type="float" office:value="4.509">
                <text:p>4.509</text:p>
              </table:table-cell>
            </table:table-row>
            <table:table-row>
              <table:table-cell office:value-type="float" office:value="6300">
                <text:p>6300</text:p>
              </table:table-cell>
              <table:table-cell office:value-type="float" office:value="30.605">
                <text:p>30.605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32.227">
                <text:p>32.227</text:p>
              </table:table-cell>
              <table:table-cell office:value-type="float" office:value="3.573">
                <text:p>3.573</text:p>
              </table:table-cell>
            </table:table-row>
            <table:table-row>
              <table:table-cell office:value-type="float" office:value="6500">
                <text:p>6500</text:p>
              </table:table-cell>
              <table:table-cell office:value-type="float" office:value="33.228">
                <text:p>33.228</text:p>
              </table:table-cell>
              <table:table-cell office:value-type="float" office:value="3.669">
                <text:p>3.669</text:p>
              </table:table-cell>
            </table:table-row>
            <table:table-row>
              <table:table-cell office:value-type="float" office:value="6600">
                <text:p>6600</text:p>
              </table:table-cell>
              <table:table-cell office:value-type="float" office:value="33.749">
                <text:p>33.749</text:p>
              </table:table-cell>
              <table:table-cell office:value-type="float" office:value="3.689">
                <text:p>3.689</text:p>
              </table:table-cell>
            </table:table-row>
            <table:table-row>
              <table:table-cell office:value-type="float" office:value="6700">
                <text:p>6700</text:p>
              </table:table-cell>
              <table:table-cell office:value-type="float" office:value="36.413">
                <text:p>36.413</text:p>
              </table:table-cell>
              <table:table-cell office:value-type="float" office:value="3.952">
                <text:p>3.952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35.447">
                <text:p>35.447</text:p>
              </table:table-cell>
              <table:table-cell office:value-type="float" office:value="3.796">
                <text:p>3.796</text:p>
              </table:table-cell>
            </table:table-row>
            <table:table-row>
              <table:table-cell office:value-type="float" office:value="6900">
                <text:p>6900</text:p>
              </table:table-cell>
              <table:table-cell office:value-type="float" office:value="36.675">
                <text:p>36.675</text:p>
              </table:table-cell>
              <table:table-cell office:value-type="float" office:value="3.861">
                <text:p>3.861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0.842">
                <text:p>40.842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float" office:value="7100">
                <text:p>7100</text:p>
              </table:table-cell>
              <table:table-cell office:value-type="float" office:value="39.135">
                <text:p>39.135</text:p>
              </table:table-cell>
              <table:table-cell office:value-type="float" office:value="5.294">
                <text:p>5.294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40.042">
                <text:p>40.042</text:p>
              </table:table-cell>
              <table:table-cell office:value-type="float" office:value="4.285">
                <text:p>4.285</text:p>
              </table:table-cell>
            </table:table-row>
            <table:table-row>
              <table:table-cell office:value-type="float" office:value="7300">
                <text:p>7300</text:p>
              </table:table-cell>
              <table:table-cell office:value-type="float" office:value="41.719">
                <text:p>41.719</text:p>
              </table:table-cell>
              <table:table-cell office:value-type="float" office:value="4.537">
                <text:p>4.537</text:p>
              </table:table-cell>
            </table:table-row>
            <table:table-row>
              <table:table-cell office:value-type="float" office:value="7400">
                <text:p>7400</text:p>
              </table:table-cell>
              <table:table-cell office:value-type="float" office:value="41.852">
                <text:p>41.852</text:p>
              </table:table-cell>
              <table:table-cell office:value-type="float" office:value="4.252">
                <text:p>4.252</text:p>
              </table:table-cell>
            </table:table-row>
            <table:table-row>
              <table:table-cell office:value-type="float" office:value="7500">
                <text:p>7500</text:p>
              </table:table-cell>
              <table:table-cell office:value-type="float" office:value="43.369">
                <text:p>43.369</text:p>
              </table:table-cell>
              <table:table-cell office:value-type="float" office:value="4.559">
                <text:p>4.559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45.009">
                <text:p>45.009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float" office:value="7700">
                <text:p>7700</text:p>
              </table:table-cell>
              <table:table-cell office:value-type="float" office:value="46.545">
                <text:p>46.545</text:p>
              </table:table-cell>
              <table:table-cell office:value-type="float" office:value="4.491">
                <text:p>4.491</text:p>
              </table:table-cell>
            </table:table-row>
            <table:table-row>
              <table:table-cell office:value-type="float" office:value="7800">
                <text:p>7800</text:p>
              </table:table-cell>
              <table:table-cell office:value-type="float" office:value="47.347">
                <text:p>47.347</text:p>
              </table:table-cell>
              <table:table-cell office:value-type="float" office:value="4.464">
                <text:p>4.464</text:p>
              </table:table-cell>
            </table:table-row>
            <table:table-row>
              <table:table-cell office:value-type="float" office:value="7900">
                <text:p>7900</text:p>
              </table:table-cell>
              <table:table-cell office:value-type="float" office:value="51.789">
                <text:p>51.789</text:p>
              </table:table-cell>
              <table:table-cell office:value-type="float" office:value="4.529">
                <text:p>4.52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9.548">
                <text:p>49.548</text:p>
              </table:table-cell>
              <table:table-cell office:value-type="float" office:value="4.854">
                <text:p>4.854</text:p>
              </table:table-cell>
            </table:table-row>
            <table:table-row>
              <table:table-cell office:value-type="float" office:value="8100">
                <text:p>8100</text:p>
              </table:table-cell>
              <table:table-cell office:value-type="float" office:value="51.138">
                <text:p>51.138</text:p>
              </table:table-cell>
              <table:table-cell office:value-type="float" office:value="4.747">
                <text:p>4.747</text:p>
              </table:table-cell>
            </table:table-row>
            <table:table-row>
              <table:table-cell office:value-type="float" office:value="8200">
                <text:p>8200</text:p>
              </table:table-cell>
              <table:table-cell office:value-type="float" office:value="56.965">
                <text:p>56.965</text:p>
              </table:table-cell>
              <table:table-cell office:value-type="float" office:value="4.988">
                <text:p>4.988</text:p>
              </table:table-cell>
            </table:table-row>
            <table:table-row>
              <table:table-cell office:value-type="float" office:value="8300">
                <text:p>8300</text:p>
              </table:table-cell>
              <table:table-cell office:value-type="float" office:value="53.522">
                <text:p>53.522</text:p>
              </table:table-cell>
              <table:table-cell office:value-type="float" office:value="4.874">
                <text:p>4.874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55.061">
                <text:p>55.061</text:p>
              </table:table-cell>
              <table:table-cell office:value-type="float" office:value="4.873">
                <text:p>4.873</text:p>
              </table:table-cell>
            </table:table-row>
            <table:table-row>
              <table:table-cell office:value-type="float" office:value="8500">
                <text:p>8500</text:p>
              </table:table-cell>
              <table:table-cell office:value-type="float" office:value="55.709">
                <text:p>55.709</text:p>
              </table:table-cell>
              <table:table-cell office:value-type="float" office:value="5.032">
                <text:p>5.032</text:p>
              </table:table-cell>
            </table:table-row>
            <table:table-row>
              <table:table-cell office:value-type="float" office:value="8600">
                <text:p>8600</text:p>
              </table:table-cell>
              <table:table-cell office:value-type="float" office:value="60.755">
                <text:p>60.755</text:p>
              </table:table-cell>
              <table:table-cell office:value-type="float" office:value="5.085">
                <text:p>5.085</text:p>
              </table:table-cell>
            </table:table-row>
            <table:table-row>
              <table:table-cell office:value-type="float" office:value="8700">
                <text:p>8700</text:p>
              </table:table-cell>
              <table:table-cell office:value-type="float" office:value="60.466">
                <text:p>60.466</text:p>
              </table:table-cell>
              <table:table-cell office:value-type="float" office:value="5.245">
                <text:p>5.245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61.561">
                <text:p>61.561</text:p>
              </table:table-cell>
              <table:table-cell office:value-type="float" office:value="5.388">
                <text:p>5.388</text:p>
              </table:table-cell>
            </table:table-row>
            <table:table-row>
              <table:table-cell office:value-type="float" office:value="8900">
                <text:p>8900</text:p>
              </table:table-cell>
              <table:table-cell office:value-type="float" office:value="60.959">
                <text:p>60.959</text:p>
              </table:table-cell>
              <table:table-cell office:value-type="float" office:value="5.67">
                <text:p>5.6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62.775">
                <text:p>62.775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float" office:value="9100">
                <text:p>9100</text:p>
              </table:table-cell>
              <table:table-cell office:value-type="float" office:value="64.417">
                <text:p>64.417</text:p>
              </table:table-cell>
              <table:table-cell office:value-type="float" office:value="5.52">
                <text:p>5.52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67.199">
                <text:p>67.199</text:p>
              </table:table-cell>
              <table:table-cell office:value-type="float" office:value="5.383">
                <text:p>5.383</text:p>
              </table:table-cell>
            </table:table-row>
            <table:table-row>
              <table:table-cell office:value-type="float" office:value="9300">
                <text:p>9300</text:p>
              </table:table-cell>
              <table:table-cell office:value-type="float" office:value="68.663">
                <text:p>68.663</text:p>
              </table:table-cell>
              <table:table-cell office:value-type="float" office:value="5.886">
                <text:p>5.886</text:p>
              </table:table-cell>
            </table:table-row>
            <table:table-row>
              <table:table-cell office:value-type="float" office:value="9400">
                <text:p>9400</text:p>
              </table:table-cell>
              <table:table-cell office:value-type="float" office:value="69.106">
                <text:p>69.106</text:p>
              </table:table-cell>
              <table:table-cell office:value-type="float" office:value="6.176">
                <text:p>6.176</text:p>
              </table:table-cell>
            </table:table-row>
            <table:table-row>
              <table:table-cell office:value-type="float" office:value="9500">
                <text:p>9500</text:p>
              </table:table-cell>
              <table:table-cell office:value-type="float" office:value="72.236">
                <text:p>72.236</text:p>
              </table:table-cell>
              <table:table-cell office:value-type="float" office:value="5.582">
                <text:p>5.582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75.048">
                <text:p>75.048</text:p>
              </table:table-cell>
              <table:table-cell office:value-type="float" office:value="8.388">
                <text:p>8.388</text:p>
              </table:table-cell>
            </table:table-row>
            <table:table-row>
              <table:table-cell office:value-type="float" office:value="9700">
                <text:p>9700</text:p>
              </table:table-cell>
              <table:table-cell office:value-type="float" office:value="75.443">
                <text:p>75.443</text:p>
              </table:table-cell>
              <table:table-cell office:value-type="float" office:value="5.672">
                <text:p>5.672</text:p>
              </table:table-cell>
            </table:table-row>
            <table:table-row>
              <table:table-cell office:value-type="float" office:value="9800">
                <text:p>9800</text:p>
              </table:table-cell>
              <table:table-cell office:value-type="float" office:value="75.569">
                <text:p>75.569</text:p>
              </table:table-cell>
              <table:table-cell office:value-type="float" office:value="6.643">
                <text:p>6.643</text:p>
              </table:table-cell>
            </table:table-row>
            <table:table-row>
              <table:table-cell office:value-type="float" office:value="9900">
                <text:p>9900</text:p>
              </table:table-cell>
              <table:table-cell office:value-type="float" office:value="78.574">
                <text:p>78.574</text:p>
              </table:table-cell>
              <table:table-cell office:value-type="float" office:value="5.839">
                <text:p>5.83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85.828">
                <text:p>85.828</text:p>
              </table:table-cell>
              <table:table-cell office:value-type="float" office:value="6.015">
                <text:p>6.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